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Ubuntu Mono', monospace"/>
    <style:font-face style:name="Mangal1" svg:font-family="Manga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10897*"/>
    </style:style>
    <style:style style:name="Table1.B" style:family="table-column">
      <style:table-column-properties style:column-width="12.021cm" style:rel-column-width="32789*"/>
    </style:style>
    <style:style style:name="Table1.C" style:family="table-column">
      <style:table-column-properties style:column-width="8.01cm" style:rel-column-width="2184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4.026cm" table:align="margins"/>
    </style:style>
    <style:style style:name="Table2.A" style:family="table-column">
      <style:table-column-properties style:column-width="3.995cm" style:rel-column-width="10897*"/>
    </style:style>
    <style:style style:name="Table2.B" style:family="table-column">
      <style:table-column-properties style:column-width="12.021cm" style:rel-column-width="32789*"/>
    </style:style>
    <style:style style:name="Table2.C" style:family="table-column">
      <style:table-column-properties style:column-width="8.01cm" style:rel-column-width="21849*"/>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24.026cm" table:align="margins"/>
    </style:style>
    <style:style style:name="Table4.A" style:family="table-column">
      <style:table-column-properties style:column-width="5.292cm" style:rel-column-width="14433*"/>
    </style:style>
    <style:style style:name="Table4.B" style:family="table-column">
      <style:table-column-properties style:column-width="10.724cm" style:rel-column-width="29252*"/>
    </style:style>
    <style:style style:name="Table4.C" style:family="table-column">
      <style:table-column-properties style:column-width="8.01cm" style:rel-column-width="2185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24.026cm" table:align="margins"/>
    </style:style>
    <style:style style:name="Table3.A" style:family="table-column">
      <style:table-column-properties style:column-width="3.995cm" style:rel-column-width="10897*"/>
    </style:style>
    <style:style style:name="Table3.B" style:family="table-column">
      <style:table-column-properties style:column-width="12.021cm" style:rel-column-width="32789*"/>
    </style:style>
    <style:style style:name="Table3.C" style:family="table-column">
      <style:table-column-properties style:column-width="8.01cm" style:rel-column-width="21849*"/>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24.026cm" table:align="margins"/>
    </style:style>
    <style:style style:name="Table5.A" style:family="table-column">
      <style:table-column-properties style:column-width="3.995cm" style:rel-column-width="10897*"/>
    </style:style>
    <style:style style:name="Table5.C" style:family="table-column">
      <style:table-column-properties style:column-width="16.036cm" style:rel-column-width="43741*"/>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1" fo:font-size="14pt" fo:language="pt" fo:country="BR" fo:font-style="normal" fo:font-weight="normal" officeooo:rsid="003112bf" officeooo:paragraph-rsid="003112bf" style:font-size-asian="14pt" style:font-style-asian="normal" style:font-weight-asian="normal" style:font-size-complex="14pt" style:font-style-complex="normal" style:font-weight-complex="normal"/>
    </style:style>
    <style:style style:name="P2" style:family="paragraph" style:parent-style-name="Standard">
      <style:text-properties style:font-name="Liberation Mono1" fo:font-size="14pt" fo:language="pt" fo:country="BR" fo:font-style="normal" fo:font-weight="normal" officeooo:rsid="00322b1a" officeooo:paragraph-rsid="00322b1a" style:font-size-asian="14pt" style:font-style-asian="normal" style:font-weight-asian="normal" style:font-size-complex="14pt" style:font-style-complex="normal" style:font-weight-complex="normal"/>
    </style:style>
    <style:style style:name="P3" style:family="paragraph" style:parent-style-name="Standard">
      <style:text-properties style:font-name="Liberation Mono1" fo:font-size="14pt" fo:language="pt" fo:country="BR" fo:font-style="normal" fo:font-weight="normal" officeooo:rsid="00322b1a" officeooo:paragraph-rsid="00334e9c" style:font-size-asian="14pt" style:font-style-asian="normal" style:font-weight-asian="normal" style:font-size-complex="14pt" style:font-style-complex="normal" style:font-weight-complex="normal"/>
    </style:style>
    <style:style style:name="P4" style:family="paragraph" style:parent-style-name="Standard">
      <style:text-properties style:font-name="Liberation Mono1" fo:font-size="14pt" fo:language="pt" fo:country="BR" fo:font-style="normal" fo:font-weight="normal" officeooo:rsid="00335767" officeooo:paragraph-rsid="00322b1a" style:font-size-asian="14pt" style:font-style-asian="normal" style:font-weight-asian="normal" style:font-size-complex="14pt" style:font-style-complex="normal" style:font-weight-complex="normal"/>
    </style:style>
    <style:style style:name="P5" style:family="paragraph" style:parent-style-name="Standard">
      <style:text-properties style:font-name="Liberation Mono1" fo:font-size="14pt" fo:language="pt" fo:country="BR" fo:font-style="normal" fo:font-weight="normal" officeooo:rsid="00336dbb" officeooo:paragraph-rsid="00336dbb" style:font-size-asian="14pt" style:font-style-asian="normal" style:font-weight-asian="normal" style:font-size-complex="14pt" style:font-style-complex="normal" style:font-weight-complex="normal"/>
    </style:style>
    <style:style style:name="P6" style:family="paragraph" style:parent-style-name="Standard">
      <style:text-properties style:font-name="Liberation Mono1" fo:font-size="14pt" fo:language="pt" fo:country="BR" fo:font-style="normal" fo:font-weight="normal" officeooo:rsid="0034b47c" officeooo:paragraph-rsid="0034b47c" style:font-size-asian="14pt" style:font-style-asian="normal" style:font-weight-asian="normal" style:font-size-complex="14pt" style:font-style-complex="normal" style:font-weight-complex="normal"/>
    </style:style>
    <style:style style:name="P7" style:family="paragraph" style:parent-style-name="Standard">
      <style:text-properties style:font-name="Liberation Mono1" fo:font-size="14pt" fo:language="pt" fo:country="BR" fo:font-style="normal" fo:font-weight="bold" officeooo:rsid="002b1351" officeooo:paragraph-rsid="002b1351" style:font-size-asian="14pt" style:font-style-asian="normal" style:font-weight-asian="bold" style:font-size-complex="14pt" style:font-style-complex="normal" style:font-weight-complex="bold"/>
    </style:style>
    <style:style style:name="P8" style:family="paragraph" style:parent-style-name="Standard">
      <style:text-properties style:font-name="Liberation Mono1" fo:font-size="14pt" fo:language="pt" fo:country="BR" fo:font-style="normal" fo:font-weight="bold" officeooo:rsid="002ccdfc" officeooo:paragraph-rsid="002ccdfc" style:font-size-asian="14pt" style:font-style-asian="normal" style:font-weight-asian="bold" style:font-size-complex="14pt" style:font-style-complex="normal" style:font-weight-complex="bold"/>
    </style:style>
    <style:style style:name="P9" style:family="paragraph" style:parent-style-name="Standard">
      <style:text-properties style:font-name="Liberation Mono1" fo:font-size="14pt" fo:language="pt" fo:country="BR" fo:font-style="normal" fo:font-weight="bold" officeooo:rsid="002e9418" officeooo:paragraph-rsid="002e9418" style:font-size-asian="14pt" style:font-style-asian="normal" style:font-weight-asian="bold" style:font-size-complex="14pt" style:font-style-complex="normal" style:font-weight-complex="bold"/>
    </style:style>
    <style:style style:name="P10" style:family="paragraph" style:parent-style-name="Standard">
      <style:text-properties style:font-name="Liberation Mono1" fo:font-size="14pt" fo:language="pt" fo:country="BR" fo:font-style="normal" fo:font-weight="bold" officeooo:rsid="002f354c" officeooo:paragraph-rsid="002f354c" style:font-size-asian="14pt" style:font-style-asian="normal" style:font-weight-asian="bold" style:font-size-complex="14pt" style:font-style-complex="normal" style:font-weight-complex="bold"/>
    </style:style>
    <style:style style:name="P11" style:family="paragraph" style:parent-style-name="Standard">
      <style:text-properties style:font-name="Liberation Mono1" fo:font-size="14pt" fo:language="pt" fo:country="BR" fo:font-style="normal" fo:font-weight="bold" officeooo:rsid="003112bf" officeooo:paragraph-rsid="003112bf" style:font-size-asian="14pt" style:font-style-asian="normal" style:font-weight-asian="bold" style:font-size-complex="14pt" style:font-style-complex="normal" style:font-weight-complex="bold"/>
    </style:style>
    <style:style style:name="P12" style:family="paragraph" style:parent-style-name="Standard">
      <style:text-properties style:font-name="Liberation Mono1" fo:font-size="14pt" fo:language="pt" fo:country="BR" fo:font-style="normal" fo:font-weight="bold" officeooo:rsid="00322b1a" officeooo:paragraph-rsid="00322b1a" style:font-size-asian="14pt" style:font-style-asian="normal" style:font-weight-asian="bold" style:font-size-complex="14pt" style:font-style-complex="normal" style:font-weight-complex="bold"/>
    </style:style>
    <style:style style:name="P13" style:family="paragraph" style:parent-style-name="Standard">
      <style:text-properties style:font-name="Liberation Mono1" fo:font-size="14pt" fo:language="pt" fo:country="BR" fo:font-style="normal" fo:font-weight="bold" officeooo:rsid="00334e9c" officeooo:paragraph-rsid="00334e9c" style:font-size-asian="14pt" style:font-style-asian="normal" style:font-weight-asian="bold" style:font-size-complex="14pt" style:font-style-complex="normal" style:font-weight-complex="bold"/>
    </style:style>
    <style:style style:name="P14" style:family="paragraph" style:parent-style-name="Standard">
      <style:text-properties style:font-name="Liberation Mono1" fo:font-size="14pt" fo:language="pt" fo:country="BR" fo:font-style="normal" fo:font-weight="bold" officeooo:rsid="00336dbb" officeooo:paragraph-rsid="00336dbb" style:font-size-asian="14pt" style:font-style-asian="normal" style:font-weight-asian="bold" style:font-size-complex="14pt" style:font-style-complex="normal" style:font-weight-complex="bold"/>
    </style:style>
    <style:style style:name="P15" style:family="paragraph" style:parent-style-name="Standard">
      <style:text-properties style:font-name="Liberation Mono1" fo:font-size="14pt" fo:language="pt" fo:country="BR" fo:font-style="normal" fo:font-weight="bold" officeooo:rsid="00336dbb" officeooo:paragraph-rsid="0034b47c" style:font-size-asian="14pt" style:font-style-asian="normal" style:font-weight-asian="bold" style:font-size-complex="14pt" style:font-style-complex="normal" style:font-weight-complex="bold"/>
    </style:style>
    <style:style style:name="P16" style:family="paragraph" style:parent-style-name="Standard">
      <style:text-properties style:font-name="Liberation Mono1" fo:font-size="14pt" fo:language="en" fo:country="US" fo:font-style="normal" fo:font-weight="normal" officeooo:rsid="002a45bd" officeooo:paragraph-rsid="002a45bd" style:font-size-asian="14pt" style:font-style-asian="normal" style:font-weight-asian="normal" style:font-size-complex="14pt" style:font-style-complex="normal" style:font-weight-complex="normal"/>
    </style:style>
    <style:style style:name="P17" style:family="paragraph" style:parent-style-name="Standard">
      <style:text-properties style:font-name="Liberation Mono1" fo:font-size="14pt" fo:language="en" fo:country="US" fo:font-style="normal" fo:font-weight="normal" officeooo:rsid="0002e05b" officeooo:paragraph-rsid="0000e785" style:font-size-asian="14pt" style:font-style-asian="normal" style:font-weight-asian="normal" style:font-size-complex="14pt" style:font-style-complex="normal" style:font-weight-complex="normal"/>
    </style:style>
    <style:style style:name="P18" style:family="paragraph" style:parent-style-name="Standard">
      <style:text-properties style:font-name="Liberation Mono1" fo:font-size="14pt" fo:language="en" fo:country="US" fo:font-style="normal" fo:font-weight="normal" officeooo:rsid="0002e05b" officeooo:paragraph-rsid="0002e05b" style:font-size-asian="14pt" style:font-style-asian="normal" style:font-weight-asian="normal" style:font-size-complex="14pt" style:font-style-complex="normal" style:font-weight-complex="normal"/>
    </style:style>
    <style:style style:name="P19" style:family="paragraph" style:parent-style-name="Standard">
      <style:text-properties style:font-name="Liberation Mono1" fo:font-size="14pt" fo:language="en" fo:country="US" fo:font-style="normal" fo:font-weight="normal" officeooo:rsid="0003dbe3" officeooo:paragraph-rsid="0003dbe3" style:font-size-asian="14pt" style:font-style-asian="normal" style:font-weight-asian="normal" style:font-size-complex="14pt" style:font-style-complex="normal" style:font-weight-complex="normal"/>
    </style:style>
    <style:style style:name="P20" style:family="paragraph" style:parent-style-name="Standard">
      <style:text-properties style:font-name="Liberation Mono1" fo:font-size="14pt" fo:language="en" fo:country="US" fo:font-style="normal" fo:font-weight="normal" officeooo:rsid="0003dbe3" officeooo:paragraph-rsid="0005e4eb" style:font-size-asian="14pt" style:font-style-asian="normal" style:font-weight-asian="normal" style:font-size-complex="14pt" style:font-style-complex="normal" style:font-weight-complex="normal"/>
    </style:style>
    <style:style style:name="P21" style:family="paragraph" style:parent-style-name="Standard">
      <style:text-properties style:font-name="Liberation Mono1" fo:font-size="14pt" fo:language="en" fo:country="US" fo:font-style="normal" fo:font-weight="normal" officeooo:rsid="0006fb76" officeooo:paragraph-rsid="0006fb76" style:font-size-asian="14pt" style:font-style-asian="normal" style:font-weight-asian="normal" style:font-size-complex="14pt" style:font-style-complex="normal" style:font-weight-complex="normal"/>
    </style:style>
    <style:style style:name="P22" style:family="paragraph" style:parent-style-name="Standard">
      <style:text-properties style:font-name="Liberation Mono1" fo:font-size="14pt" fo:language="en" fo:country="US" fo:font-style="normal" fo:font-weight="normal" officeooo:rsid="00099ef2" officeooo:paragraph-rsid="00099ef2" style:font-size-asian="14pt" style:font-style-asian="normal" style:font-weight-asian="normal" style:font-size-complex="14pt" style:font-style-complex="normal" style:font-weight-complex="normal"/>
    </style:style>
    <style:style style:name="P23" style:family="paragraph" style:parent-style-name="Standard">
      <style:text-properties style:font-name="Liberation Mono1" fo:font-size="14pt" fo:language="en" fo:country="US" fo:font-style="normal" fo:font-weight="normal" officeooo:rsid="000dcb63" officeooo:paragraph-rsid="000dcb63" style:font-size-asian="14pt" style:font-style-asian="normal" style:font-weight-asian="normal" style:font-size-complex="14pt" style:font-style-complex="normal" style:font-weight-complex="normal"/>
    </style:style>
    <style:style style:name="P24" style:family="paragraph" style:parent-style-name="Standard">
      <style:text-properties style:font-name="Liberation Mono1" fo:font-size="14pt" fo:language="en" fo:country="US" fo:font-style="normal" fo:font-weight="normal" officeooo:rsid="000dcb63" officeooo:paragraph-rsid="00102477" style:font-size-asian="14pt" style:font-style-asian="normal" style:font-weight-asian="normal" style:font-size-complex="14pt" style:font-style-complex="normal" style:font-weight-complex="normal"/>
    </style:style>
    <style:style style:name="P25" style:family="paragraph" style:parent-style-name="Standard">
      <style:text-properties style:font-name="Liberation Mono1" fo:font-size="14pt" fo:language="en" fo:country="US" fo:font-style="normal" fo:font-weight="normal" officeooo:rsid="000f1b89" officeooo:paragraph-rsid="000f1b89" style:font-size-asian="14pt" style:font-style-asian="normal" style:font-weight-asian="normal" style:font-size-complex="14pt" style:font-style-complex="normal" style:font-weight-complex="normal"/>
    </style:style>
    <style:style style:name="P26" style:family="paragraph" style:parent-style-name="Standard">
      <style:text-properties style:font-name="Liberation Mono1" fo:font-size="14pt" fo:language="en" fo:country="US" fo:font-style="normal" fo:font-weight="normal" officeooo:rsid="0015075c" officeooo:paragraph-rsid="00131e45" style:font-size-asian="14pt" style:font-style-asian="normal" style:font-weight-asian="normal" style:font-size-complex="14pt" style:font-style-complex="normal" style:font-weight-complex="normal"/>
    </style:style>
    <style:style style:name="P27" style:family="paragraph" style:parent-style-name="Standard">
      <style:text-properties style:font-name="Liberation Mono1" fo:font-size="14pt" fo:language="en" fo:country="US" fo:font-style="normal" fo:font-weight="normal" officeooo:rsid="0015075c" officeooo:paragraph-rsid="0015075c" style:font-size-asian="14pt" style:font-style-asian="normal" style:font-weight-asian="normal" style:font-size-complex="14pt" style:font-style-complex="normal" style:font-weight-complex="normal"/>
    </style:style>
    <style:style style:name="P28" style:family="paragraph" style:parent-style-name="Standard">
      <style:text-properties style:font-name="Liberation Mono1" fo:font-size="14pt" fo:language="en" fo:country="US" fo:font-style="normal" fo:font-weight="normal" officeooo:rsid="001665fb" officeooo:paragraph-rsid="001665fb" style:font-size-asian="14pt" style:font-style-asian="normal" style:font-weight-asian="normal" style:font-size-complex="14pt" style:font-style-complex="normal" style:font-weight-complex="normal"/>
    </style:style>
    <style:style style:name="P29" style:family="paragraph" style:parent-style-name="Standard">
      <style:text-properties style:font-name="Liberation Mono1" fo:font-size="14pt" fo:language="en" fo:country="US" fo:font-style="normal" fo:font-weight="normal" officeooo:rsid="001a7b6a" officeooo:paragraph-rsid="001665fb" style:font-size-asian="14pt" style:font-style-asian="normal" style:font-weight-asian="normal" style:font-size-complex="14pt" style:font-style-complex="normal" style:font-weight-complex="normal"/>
    </style:style>
    <style:style style:name="P30" style:family="paragraph" style:parent-style-name="Standard">
      <style:text-properties style:font-name="Liberation Mono1" fo:font-size="14pt" fo:language="en" fo:country="US" fo:font-style="normal" fo:font-weight="normal" officeooo:rsid="001ba8d9" officeooo:paragraph-rsid="001ba8d9" style:font-size-asian="14pt" style:font-style-asian="normal" style:font-weight-asian="normal" style:font-size-complex="14pt" style:font-style-complex="normal" style:font-weight-complex="normal"/>
    </style:style>
    <style:style style:name="P31" style:family="paragraph" style:parent-style-name="Standard">
      <style:text-properties style:font-name="Liberation Mono1" fo:font-size="14pt" fo:language="en" fo:country="US" fo:font-style="normal" fo:font-weight="normal" officeooo:rsid="001d1172" officeooo:paragraph-rsid="001d1172" style:font-size-asian="14pt" style:font-style-asian="normal" style:font-weight-asian="normal" style:font-size-complex="14pt" style:font-style-complex="normal" style:font-weight-complex="normal"/>
    </style:style>
    <style:style style:name="P32" style:family="paragraph" style:parent-style-name="Standard">
      <style:text-properties style:font-name="Liberation Mono1" fo:font-size="14pt" fo:language="en" fo:country="US" fo:font-style="normal" fo:font-weight="normal" officeooo:rsid="001ea410" officeooo:paragraph-rsid="001ea410" style:font-size-asian="14pt" style:font-style-asian="normal" style:font-weight-asian="normal" style:font-size-complex="14pt" style:font-style-complex="normal" style:font-weight-complex="normal"/>
    </style:style>
    <style:style style:name="P33" style:family="paragraph" style:parent-style-name="Standard">
      <style:text-properties style:font-name="Liberation Mono1" fo:font-size="14pt" fo:language="en" fo:country="US" fo:font-style="normal" fo:font-weight="normal" officeooo:rsid="002012e5" officeooo:paragraph-rsid="002012e5" style:font-size-asian="14pt" style:font-style-asian="normal" style:font-weight-asian="normal" style:font-size-complex="14pt" style:font-style-complex="normal" style:font-weight-complex="normal"/>
    </style:style>
    <style:style style:name="P34" style:family="paragraph" style:parent-style-name="Standard">
      <style:text-properties style:font-name="Liberation Mono1" fo:font-size="14pt" fo:language="en" fo:country="US" fo:font-style="normal" fo:font-weight="normal" officeooo:rsid="00220a38" officeooo:paragraph-rsid="00220a38" style:font-size-asian="14pt" style:font-style-asian="normal" style:font-weight-asian="normal" style:font-size-complex="14pt" style:font-style-complex="normal" style:font-weight-complex="normal"/>
    </style:style>
    <style:style style:name="P35" style:family="paragraph" style:parent-style-name="Standard">
      <style:text-properties style:font-name="Liberation Mono1" fo:font-size="14pt" fo:language="en" fo:country="US" fo:font-style="normal" fo:font-weight="normal" officeooo:rsid="00235cd9" officeooo:paragraph-rsid="00235cd9" style:font-size-asian="14pt" style:font-style-asian="normal" style:font-weight-asian="normal" style:font-size-complex="14pt" style:font-style-complex="normal" style:font-weight-complex="normal"/>
    </style:style>
    <style:style style:name="P36" style:family="paragraph" style:parent-style-name="Standard">
      <style:text-properties style:font-name="Liberation Mono1" fo:font-size="14pt" fo:language="en" fo:country="US" fo:font-style="normal" fo:font-weight="normal" officeooo:rsid="00253cac" officeooo:paragraph-rsid="00253cac" style:font-size-asian="14pt" style:font-style-asian="normal" style:font-weight-asian="normal" style:font-size-complex="14pt" style:font-style-complex="normal" style:font-weight-complex="normal"/>
    </style:style>
    <style:style style:name="P37" style:family="paragraph" style:parent-style-name="Standard">
      <style:text-properties style:font-name="Liberation Mono1" fo:font-size="14pt" fo:language="en" fo:country="US" fo:font-style="normal" fo:font-weight="normal" officeooo:rsid="0025fac9" officeooo:paragraph-rsid="0025fac9" style:font-size-asian="14pt" style:font-style-asian="normal" style:font-weight-asian="normal" style:font-size-complex="14pt" style:font-style-complex="normal" style:font-weight-complex="normal"/>
    </style:style>
    <style:style style:name="P38" style:family="paragraph" style:parent-style-name="Standard">
      <style:text-properties style:font-name="Liberation Mono1" fo:font-size="14pt" fo:language="en" fo:country="US" fo:font-style="normal" fo:font-weight="normal" officeooo:rsid="00271d51" officeooo:paragraph-rsid="00271d51" style:font-size-asian="14pt" style:font-style-asian="normal" style:font-weight-asian="normal" style:font-size-complex="14pt" style:font-style-complex="normal" style:font-weight-complex="normal"/>
    </style:style>
    <style:style style:name="P39" style:family="paragraph" style:parent-style-name="Standard">
      <style:text-properties style:font-name="Liberation Mono1" fo:font-size="14pt" fo:language="en" fo:country="US" fo:font-style="normal" fo:font-weight="normal" officeooo:rsid="0027eb81" officeooo:paragraph-rsid="0027eb81" style:font-size-asian="14pt" style:font-style-asian="normal" style:font-weight-asian="normal" style:font-size-complex="14pt" style:font-style-complex="normal" style:font-weight-complex="normal"/>
    </style:style>
    <style:style style:name="P40" style:family="paragraph" style:parent-style-name="Standard">
      <style:text-properties style:font-name="Liberation Mono1" fo:font-size="14pt" fo:language="en" fo:country="US" fo:font-style="normal" fo:font-weight="normal" officeooo:rsid="002999c5" officeooo:paragraph-rsid="002999c5" style:font-size-asian="14pt" style:font-style-asian="normal" style:font-weight-asian="normal" style:font-size-complex="14pt" style:font-style-complex="normal" style:font-weight-complex="normal"/>
    </style:style>
    <style:style style:name="P41" style:family="paragraph" style:parent-style-name="Standard">
      <style:text-properties style:font-name="Liberation Mono1" fo:font-size="14pt" fo:language="en" fo:country="US" fo:font-style="normal" fo:font-weight="normal" officeooo:rsid="002a023f" officeooo:paragraph-rsid="002a023f" style:font-size-asian="14pt" style:font-style-asian="normal" style:font-weight-asian="normal" style:font-size-complex="14pt" style:font-style-complex="normal" style:font-weight-complex="normal"/>
    </style:style>
    <style:style style:name="P42" style:family="paragraph" style:parent-style-name="Standard">
      <style:text-properties style:font-name="Liberation Mono1" fo:font-size="14pt" fo:language="en" fo:country="US" fo:font-style="normal" fo:font-weight="normal" officeooo:rsid="002a4ca5" officeooo:paragraph-rsid="002a4ca5" style:font-size-asian="14pt" style:font-style-asian="normal" style:font-weight-asian="normal" style:font-size-complex="14pt" style:font-style-complex="normal" style:font-weight-complex="normal"/>
    </style:style>
    <style:style style:name="P43" style:family="paragraph" style:parent-style-name="Standard">
      <style:text-properties style:font-name="Liberation Mono1" fo:font-size="14pt" fo:language="en" fo:country="US" fo:font-style="normal" fo:font-weight="normal" officeooo:rsid="002aa6a8" officeooo:paragraph-rsid="002aa6a8" style:font-size-asian="14pt" style:font-style-asian="normal" style:font-weight-asian="normal" style:font-size-complex="14pt" style:font-style-complex="normal" style:font-weight-complex="normal"/>
    </style:style>
    <style:style style:name="P44" style:family="paragraph" style:parent-style-name="Standard">
      <style:text-properties style:font-name="Liberation Mono1" fo:font-size="14pt" fo:language="en" fo:country="US" fo:font-style="normal" fo:font-weight="bold" officeooo:rsid="000b8b2f" officeooo:paragraph-rsid="000b8b2f" style:font-size-asian="14pt" style:font-style-asian="normal" style:font-weight-asian="bold" style:font-size-complex="14pt" style:font-style-complex="normal" style:font-weight-complex="bold"/>
    </style:style>
    <style:style style:name="P45" style:family="paragraph" style:parent-style-name="Standard">
      <style:text-properties style:font-name="Liberation Mono1" fo:font-size="14pt" fo:language="en" fo:country="US" fo:font-style="normal" fo:font-weight="bold" officeooo:rsid="001ea410" officeooo:paragraph-rsid="001ea410" style:font-size-asian="14pt" style:font-style-asian="normal" style:font-weight-asian="bold" style:font-size-complex="14pt" style:font-style-complex="normal" style:font-weight-complex="bold"/>
    </style:style>
    <style:style style:name="P46" style:family="paragraph" style:parent-style-name="Standard">
      <style:text-properties style:font-name="Liberation Mono1" fo:font-size="14pt" fo:language="en" fo:country="US" fo:font-style="normal" fo:font-weight="bold" officeooo:rsid="00220a38" officeooo:paragraph-rsid="00220a38" style:font-size-asian="14pt" style:font-style-asian="normal" style:font-weight-asian="bold" style:font-size-complex="14pt" style:font-style-complex="normal" style:font-weight-complex="bold"/>
    </style:style>
    <style:style style:name="P47" style:family="paragraph" style:parent-style-name="Standard">
      <style:text-properties style:font-name="Liberation Mono1" fo:font-size="14pt" fo:language="en" fo:country="US" fo:font-style="normal" fo:font-weight="bold" officeooo:rsid="000dcb63" officeooo:paragraph-rsid="000dcb63" style:font-size-asian="14pt" style:font-style-asian="normal" style:font-weight-asian="bold" style:font-size-complex="14pt" style:font-style-complex="normal" style:font-weight-complex="bold"/>
    </style:style>
    <style:style style:name="P48" style:family="paragraph" style:parent-style-name="Standard">
      <style:text-properties style:font-name="Liberation Mono1" fo:font-size="14pt" fo:language="en" fo:country="US" fo:font-style="normal" fo:font-weight="bold" officeooo:rsid="002a023f" officeooo:paragraph-rsid="002a023f" style:font-size-asian="14pt" style:font-style-asian="normal" style:font-weight-asian="bold" style:font-size-complex="14pt" style:font-style-complex="normal" style:font-weight-complex="bold"/>
    </style:style>
    <style:style style:name="P49" style:family="paragraph" style:parent-style-name="Standard">
      <style:text-properties style:font-name="Liberation Mono1" fo:font-size="14pt" fo:language="en" fo:country="US" officeooo:rsid="0000e785" officeooo:paragraph-rsid="0000e785" style:font-size-asian="14pt" style:font-size-complex="14pt"/>
    </style:style>
    <style:style style:name="P50" style:family="paragraph" style:parent-style-name="Standard">
      <style:text-properties style:font-name="Liberation Mono1" fo:font-size="14pt" fo:language="en" fo:country="US" fo:font-weight="bold" officeooo:rsid="0000e785" officeooo:paragraph-rsid="0000e785" style:font-size-asian="14pt" style:font-weight-asian="bold" style:font-size-complex="14pt" style:font-weight-complex="bold"/>
    </style:style>
    <style:style style:name="P51" style:family="paragraph" style:parent-style-name="Standard">
      <style:text-properties style:font-name="Liberation Mono1" fo:font-size="14pt" fo:language="en" fo:country="US" fo:font-weight="normal" officeooo:rsid="0000e785" officeooo:paragraph-rsid="0000e785" style:font-size-asian="14pt" style:font-weight-asian="normal" style:font-size-complex="14pt" style:font-weight-complex="normal"/>
    </style:style>
    <style:style style:name="P52" style:family="paragraph" style:parent-style-name="Standard">
      <style:text-properties style:font-name="Liberation Mono1" fo:font-size="14pt" fo:language="en" fo:country="US" fo:font-style="italic" fo:font-weight="bold" officeooo:rsid="0000e785" officeooo:paragraph-rsid="0000e785" style:font-size-asian="14pt" style:font-style-asian="italic" style:font-weight-asian="bold" style:font-size-complex="14pt" style:font-style-complex="italic" style:font-weight-complex="bold"/>
    </style:style>
    <style:style style:name="P53" style:family="paragraph" style:parent-style-name="Standard">
      <style:text-properties style:font-name="Liberation Mono1" fo:font-size="14pt" fo:language="en" fo:country="US" fo:font-style="italic" fo:font-weight="bold" officeooo:rsid="0002e05b" officeooo:paragraph-rsid="0002e05b" style:font-size-asian="14pt" style:font-style-asian="italic" style:font-weight-asian="bold" style:font-size-complex="14pt" style:font-style-complex="italic" style:font-weight-complex="bold"/>
    </style:style>
    <style:style style:name="P54" style:family="paragraph" style:parent-style-name="Standard">
      <style:text-properties style:font-name="Liberation Mono1" fo:font-size="14pt" fo:language="en" fo:country="US" fo:font-style="italic" fo:font-weight="bold" officeooo:rsid="0003dbe3" officeooo:paragraph-rsid="0003dbe3" style:font-size-asian="14pt" style:font-style-asian="italic" style:font-weight-asian="bold" style:font-size-complex="14pt" style:font-style-complex="italic" style:font-weight-complex="bold"/>
    </style:style>
    <style:style style:name="P55" style:family="paragraph" style:parent-style-name="Standard">
      <style:text-properties style:font-name="Liberation Mono1" fo:font-size="14pt" fo:language="en" fo:country="US" fo:font-style="italic" fo:font-weight="bold" officeooo:rsid="0005e4eb" officeooo:paragraph-rsid="0005e4eb" style:font-size-asian="14pt" style:font-style-asian="italic" style:font-weight-asian="bold" style:font-size-complex="14pt" style:font-style-complex="italic" style:font-weight-complex="bold"/>
    </style:style>
    <style:style style:name="P56" style:family="paragraph" style:parent-style-name="Standard">
      <style:text-properties style:font-name="Liberation Mono1" fo:font-size="14pt" fo:language="en" fo:country="US" fo:font-style="italic" fo:font-weight="bold" officeooo:rsid="0006fb76" officeooo:paragraph-rsid="0006fb76" style:font-size-asian="14pt" style:font-style-asian="italic" style:font-weight-asian="bold" style:font-size-complex="14pt" style:font-style-complex="italic" style:font-weight-complex="bold"/>
    </style:style>
    <style:style style:name="P57" style:family="paragraph" style:parent-style-name="Standard">
      <style:text-properties style:font-name="Liberation Mono1" fo:font-size="14pt" fo:language="en" fo:country="US" fo:font-style="italic" fo:font-weight="bold" officeooo:rsid="00099ef2" officeooo:paragraph-rsid="00099ef2" style:font-size-asian="14pt" style:font-style-asian="italic" style:font-weight-asian="bold" style:font-size-complex="14pt" style:font-style-complex="italic" style:font-weight-complex="bold"/>
    </style:style>
    <style:style style:name="P58" style:family="paragraph" style:parent-style-name="Standard">
      <style:text-properties style:font-name="Liberation Mono1" fo:font-size="14pt" fo:language="en" fo:country="US" fo:font-style="italic" fo:font-weight="bold" officeooo:rsid="000b8b2f" officeooo:paragraph-rsid="000b8b2f" style:font-size-asian="14pt" style:font-style-asian="italic" style:font-weight-asian="bold" style:font-size-complex="14pt" style:font-style-complex="italic" style:font-weight-complex="bold"/>
    </style:style>
    <style:style style:name="P59" style:family="paragraph" style:parent-style-name="Standard">
      <style:text-properties style:font-name="Liberation Mono1" fo:font-size="14pt" fo:language="en" fo:country="US" fo:font-style="italic" fo:font-weight="bold" officeooo:rsid="000dcb63" officeooo:paragraph-rsid="000dcb63" style:font-size-asian="14pt" style:font-style-asian="italic" style:font-weight-asian="bold" style:font-size-complex="14pt" style:font-style-complex="italic" style:font-weight-complex="bold"/>
    </style:style>
    <style:style style:name="P60" style:family="paragraph" style:parent-style-name="Standard">
      <style:text-properties style:font-name="Liberation Mono1" fo:font-size="14pt" fo:language="en" fo:country="US" fo:font-style="italic" fo:font-weight="bold" officeooo:rsid="000f1b89" officeooo:paragraph-rsid="000f1b89" style:font-size-asian="14pt" style:font-style-asian="italic" style:font-weight-asian="bold" style:font-size-complex="14pt" style:font-style-complex="italic" style:font-weight-complex="bold"/>
    </style:style>
    <style:style style:name="P61" style:family="paragraph" style:parent-style-name="Standard">
      <style:text-properties style:font-name="Liberation Mono1" fo:font-size="14pt" fo:language="en" fo:country="US" fo:font-style="italic" fo:font-weight="bold" officeooo:rsid="00102477" officeooo:paragraph-rsid="00111c0c" style:font-size-asian="14pt" style:font-style-asian="italic" style:font-weight-asian="bold" style:font-size-complex="14pt" style:font-style-complex="italic" style:font-weight-complex="bold"/>
    </style:style>
    <style:style style:name="P62" style:family="paragraph" style:parent-style-name="Standard">
      <style:text-properties style:font-name="Liberation Mono1" fo:font-size="14pt" fo:language="en" fo:country="US" fo:font-style="italic" fo:font-weight="bold" officeooo:rsid="00131e45" officeooo:paragraph-rsid="00131e45" style:font-size-asian="14pt" style:font-style-asian="italic" style:font-weight-asian="bold" style:font-size-complex="14pt" style:font-style-complex="italic" style:font-weight-complex="bold"/>
    </style:style>
    <style:style style:name="P63" style:family="paragraph" style:parent-style-name="Standard">
      <style:text-properties style:font-name="Liberation Mono1" fo:font-size="14pt" fo:language="en" fo:country="US" fo:font-style="italic" fo:font-weight="bold" officeooo:rsid="001665fb" officeooo:paragraph-rsid="001665fb" style:font-size-asian="14pt" style:font-style-asian="italic" style:font-weight-asian="bold" style:font-size-complex="14pt" style:font-style-complex="italic" style:font-weight-complex="bold"/>
    </style:style>
    <style:style style:name="P64" style:family="paragraph" style:parent-style-name="Standard">
      <style:text-properties style:font-name="Liberation Mono1" fo:font-size="14pt" fo:language="en" fo:country="US" fo:font-style="italic" fo:font-weight="bold" officeooo:rsid="001ba8d9" officeooo:paragraph-rsid="001ba8d9" style:font-size-asian="14pt" style:font-style-asian="italic" style:font-weight-asian="bold" style:font-size-complex="14pt" style:font-style-complex="italic" style:font-weight-complex="bold"/>
    </style:style>
    <style:style style:name="P65" style:family="paragraph" style:parent-style-name="Standard">
      <style:text-properties style:font-name="Liberation Mono1" fo:font-size="14pt" fo:language="en" fo:country="US" fo:font-style="italic" fo:font-weight="bold" officeooo:rsid="001ea410" officeooo:paragraph-rsid="001ea410" style:font-size-asian="14pt" style:font-style-asian="italic" style:font-weight-asian="bold" style:font-size-complex="14pt" style:font-style-complex="italic" style:font-weight-complex="bold"/>
    </style:style>
    <style:style style:name="P66" style:family="paragraph" style:parent-style-name="Standard">
      <style:text-properties style:font-name="Liberation Mono1" fo:font-size="14pt" fo:language="en" fo:country="US" fo:font-style="italic" fo:font-weight="bold" officeooo:rsid="00220a38" officeooo:paragraph-rsid="00220a38" style:font-size-asian="14pt" style:font-style-asian="italic" style:font-weight-asian="bold" style:font-size-complex="14pt" style:font-style-complex="italic" style:font-weight-complex="bold"/>
    </style:style>
    <style:style style:name="P67" style:family="paragraph" style:parent-style-name="Standard">
      <style:text-properties style:font-name="Liberation Mono1" fo:font-size="14pt" fo:language="en" fo:country="US" fo:font-style="italic" fo:font-weight="bold" officeooo:rsid="00235cd9" officeooo:paragraph-rsid="00235cd9" style:font-size-asian="14pt" style:font-style-asian="italic" style:font-weight-asian="bold" style:font-size-complex="14pt" style:font-style-complex="italic" style:font-weight-complex="bold"/>
    </style:style>
    <style:style style:name="P68" style:family="paragraph" style:parent-style-name="Standard">
      <style:text-properties style:font-name="Liberation Mono1" fo:font-size="14pt" fo:language="en" fo:country="US" fo:font-style="italic" fo:font-weight="bold" officeooo:rsid="00253cac" officeooo:paragraph-rsid="00253cac" style:font-size-asian="14pt" style:font-style-asian="italic" style:font-weight-asian="bold" style:font-size-complex="14pt" style:font-style-complex="italic" style:font-weight-complex="bold"/>
    </style:style>
    <style:style style:name="P69" style:family="paragraph" style:parent-style-name="Standard">
      <style:text-properties style:font-name="Liberation Mono1" fo:font-size="14pt" fo:language="en" fo:country="US" fo:font-style="italic" fo:font-weight="bold" officeooo:rsid="00271d51" officeooo:paragraph-rsid="00271d51" style:font-size-asian="14pt" style:font-style-asian="italic" style:font-weight-asian="bold" style:font-size-complex="14pt" style:font-style-complex="italic" style:font-weight-complex="bold"/>
    </style:style>
    <style:style style:name="P70" style:family="paragraph" style:parent-style-name="Standard">
      <style:text-properties style:font-name="Liberation Mono1" fo:font-size="14pt" fo:language="en" fo:country="US" fo:font-style="italic" fo:font-weight="bold" officeooo:rsid="0027eb81" officeooo:paragraph-rsid="0027eb81" style:font-size-asian="14pt" style:font-style-asian="italic" style:font-weight-asian="bold" style:font-size-complex="14pt" style:font-style-complex="italic" style:font-weight-complex="bold"/>
    </style:style>
    <style:style style:name="P71" style:family="paragraph" style:parent-style-name="Standard">
      <style:text-properties style:font-name="Liberation Mono1" fo:font-size="14pt" fo:language="en" fo:country="US" fo:font-style="italic" fo:font-weight="bold" officeooo:rsid="002999c5" officeooo:paragraph-rsid="002999c5" style:font-size-asian="14pt" style:font-style-asian="italic" style:font-weight-asian="bold" style:font-size-complex="14pt" style:font-style-complex="italic" style:font-weight-complex="bold"/>
    </style:style>
    <style:style style:name="P72" style:family="paragraph" style:parent-style-name="Standard">
      <style:text-properties style:font-name="Liberation Mono1" fo:font-size="14pt" fo:language="en" fo:country="US" fo:font-style="italic" fo:font-weight="normal" officeooo:rsid="001d1172" officeooo:paragraph-rsid="001d1172" style:font-size-asian="14pt" style:font-style-asian="italic" style:font-weight-asian="normal" style:font-size-complex="14pt" style:font-style-complex="italic" style:font-weight-complex="normal"/>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63b20" style:font-size-asian="14pt" style:font-style-asian="normal" style:font-weight-asian="normal" style:font-size-complex="14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b8b2f"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bd455" officeooo:paragraph-rsid="000bd455" style:font-size-asian="14pt" style:font-style-asian="normal" style:font-weight-asian="normal" style:font-size-complex="14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189e4b" style:font-size-asian="14pt" style:font-style-asian="normal" style:font-weight-asian="normal" style:font-size-complex="14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102477"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102477" officeooo:paragraph-rsid="00111c0c" style:font-size-asian="14pt" style:font-style-asian="normal" style:font-weight-asian="normal" style:font-size-complex="14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ccdfc" style:font-weight-asian="normal" style:font-weight-complex="normal"/>
    </style:style>
    <style:style style:name="T4" style:family="text">
      <style:text-properties fo:font-weight="normal" officeooo:rsid="00334dbc" style:font-weight-asian="normal" style:font-weight-complex="normal"/>
    </style:style>
    <style:style style:name="T5" style:family="text">
      <style:text-properties fo:font-weight="normal" officeooo:rsid="0034b47c"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officeooo:rsid="0003ca37" style:font-style-asian="normal" style:font-style-complex="normal"/>
    </style:style>
    <style:style style:name="T8" style:family="text">
      <style:text-properties fo:font-style="normal" officeooo:rsid="0002e05b" style:font-style-asian="normal" style:font-style-complex="normal"/>
    </style:style>
    <style:style style:name="T9" style:family="text">
      <style:text-properties fo:font-style="normal" officeooo:rsid="0005963c" style:font-style-asian="normal" style:font-style-complex="normal"/>
    </style:style>
    <style:style style:name="T10" style:family="text">
      <style:text-properties fo:font-style="normal" officeooo:rsid="00063b20" style:font-style-asian="normal" style:font-style-complex="normal"/>
    </style:style>
    <style:style style:name="T11" style:family="text">
      <style:text-properties fo:font-style="normal" officeooo:rsid="000bd455" style:font-style-asian="normal" style:font-style-complex="normal"/>
    </style:style>
    <style:style style:name="T12" style:family="text">
      <style:text-properties fo:font-style="normal" officeooo:rsid="00102477" style:font-style-asian="normal" style:font-style-complex="normal"/>
    </style:style>
    <style:style style:name="T13" style:family="text">
      <style:text-properties fo:font-style="normal" officeooo:rsid="00178b35"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2e05b" style:font-style-asian="normal" style:font-weight-asian="normal" style:font-style-complex="normal" style:font-weight-complex="normal"/>
    </style:style>
    <style:style style:name="T16" style:family="text">
      <style:text-properties fo:font-style="normal" fo:font-weight="normal" officeooo:rsid="000b8b2f" style:font-style-asian="normal" style:font-weight-asian="normal" style:font-style-complex="normal" style:font-weight-complex="normal"/>
    </style:style>
    <style:style style:name="T17" style:family="text">
      <style:text-properties fo:font-style="normal" fo:font-weight="normal" officeooo:rsid="00111c0c" style:font-style-asian="normal" style:font-weight-asian="normal" style:font-style-complex="normal" style:font-weight-complex="normal"/>
    </style:style>
    <style:style style:name="T18" style:family="text">
      <style:text-properties fo:font-style="normal" fo:font-weight="normal" officeooo:rsid="001274a4" style:font-style-asian="normal" style:font-weight-asian="normal" style:font-style-complex="normal" style:font-weight-complex="normal"/>
    </style:style>
    <style:style style:name="T19" style:family="text">
      <style:text-properties fo:font-style="normal" fo:font-weight="normal" officeooo:rsid="0015075c" style:font-style-asian="normal" style:font-weight-asian="normal" style:font-style-complex="normal" style:font-weight-complex="normal"/>
    </style:style>
    <style:style style:name="T20" style:family="text">
      <style:text-properties fo:font-style="normal" fo:font-weight="normal" officeooo:rsid="00178b35" style:font-style-asian="normal" style:font-weight-asian="normal" style:font-style-complex="normal" style:font-weight-complex="normal"/>
    </style:style>
    <style:style style:name="T21" style:family="text">
      <style:text-properties fo:font-style="normal" fo:font-weight="normal" officeooo:rsid="001a7b6a" style:font-style-asian="normal" style:font-weight-asian="normal" style:font-style-complex="normal" style:font-weight-complex="normal"/>
    </style:style>
    <style:style style:name="T22" style:family="text">
      <style:text-properties fo:font-style="normal" fo:font-weight="normal" officeooo:rsid="001d1172" style:font-style-asian="normal" style:font-weight-asian="normal" style:font-style-complex="normal" style:font-weight-complex="normal"/>
    </style:style>
    <style:style style:name="T23" style:family="text">
      <style:text-properties fo:font-style="normal" fo:font-weight="normal" officeooo:rsid="002012e5"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063b20"/>
    </style:style>
    <style:style style:name="T26" style:family="text">
      <style:text-properties officeooo:rsid="000b8b2f"/>
    </style:style>
    <style:style style:name="T27" style:family="text">
      <style:text-properties officeooo:rsid="000bd455"/>
    </style:style>
    <style:style style:name="T28" style:family="text">
      <style:text-properties officeooo:rsid="000f1b89"/>
    </style:style>
    <style:style style:name="T29" style:family="text">
      <style:text-properties officeooo:rsid="00102477"/>
    </style:style>
    <style:style style:name="T30"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fo:font-style="normal" fo:text-shadow="none" style:text-underline-style="none" fo:font-weight="normal" officeooo:rsid="00111c0c" style:font-style-asian="normal" style:font-weight-asian="normal" style:font-style-complex="normal" style:font-weight-complex="normal" style:text-overline-style="none" style:text-overline-color="font-color"/>
    </style:style>
    <style:style style:name="T32" style:family="text">
      <style:text-properties officeooo:rsid="00111c0c"/>
    </style:style>
    <style:style style:name="T33" style:family="text">
      <style:text-properties officeooo:rsid="00189e4b"/>
    </style:style>
    <style:style style:name="T34" style:family="text">
      <style:text-properties officeooo:rsid="002a45bd"/>
    </style:style>
    <style:style style:name="T35" style:family="text">
      <style:text-properties fo:language="pt" fo:country="BR"/>
    </style:style>
    <style:style style:name="T36" style:family="text">
      <style:text-properties fo:language="pt" fo:country="BR" officeooo:rsid="002a4ca5"/>
    </style:style>
    <style:style style:name="T37" style:family="text">
      <style:text-properties officeooo:rsid="00334e9c"/>
    </style:style>
    <style:style style:name="T38" style:family="text">
      <style:text-properties officeooo:rsid="0034b47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24">Comment:</text:span> Write <text:span text:style-name="T1">//</text:span> before a line to create a line comment. To create a block comment use;</text:p>
      <text:p text:style-name="P49"><text:span text:style-name="T1">/*</text:span> comment </text:p>
      <text:p text:style-name="P49">goes </text:p>
      <text:p text:style-name="P49">here <text:span text:style-name="T1">*/</text:span></text:p>
      <text:p text:style-name="P49"/>
      <text:p text:style-name="P50"><text:span text:style-name="T6">Variable </text:span><text:span text:style-name="T8">D</text:span><text:span text:style-name="T6">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51"/>
      <text:p text:style-name="P50"><text:span text:style-name="T6">Assignmen</text:span><text:span text:style-name="T7">t</text:span><text:span text:style-name="T6">:</text:span> <text:span text:style-name="T2">Use the operator </text:span>=<text:span text:style-name="T2"> to assign something to a variable. Ex: let a = 5; or a = b;</text:span></text:p>
      <text:p text:style-name="P51"/>
      <text:p text:style-name="P52"><text:span text:style-name="T6">Uninitialized Variables:</text:span><text:span text:style-name="T14"> In JavaScript, uninitialized variables have the initial value of </text:span><text:span text:style-name="T6">undefined</text:span><text:span text:style-name="T14">. </text:span><text:span text:style-name="T15">Mathematical operations with undefined variables return NaN (Not a Number) and String concatenation will concatenate a literal string of “undefined”. </text:span></text:p>
      <text:p text:style-name="P17"/>
      <text:p text:style-name="P53"><text:span text:style-name="T6">Case Sensitivity:</text:span><text:span text:style-name="T14"> Variables in JavaScript are case sensitive and should be declared in </text:span><text:span text:style-name="T6">camelCase</text:span><text:span text:style-name="T14"> as a best practice ex: myVariable. Constants values may be declared in all caps.</text:span></text:p>
      <text:p text:style-name="P18"/>
      <text:p text:style-name="P54"><text:span text:style-name="T9">Arithmetic </text:span><text:span text:style-name="T6">Operators:</text:span><text:span text:style-name="T14"> </text:span></text:p>
      <text:p text:style-name="P19"/>
      <table:table table:name="Table1" table:style-name="Table1">
        <table:table-column table:style-name="Table1.A"/>
        <table:table-column table:style-name="Table1.B"/>
        <table:table-column table:style-name="Table1.C"/>
        <table:table-row>
          <table:table-cell table:style-name="Table1.A1" office:value-type="string">
            <text:p text:style-name="P73">Operator</text:p>
          </table:table-cell>
          <table:table-cell table:style-name="Table1.A1" office:value-type="string">
            <text:p text:style-name="P73">Description</text:p>
          </table:table-cell>
          <table:table-cell table:style-name="Table1.C1" office:value-type="string">
            <text:p text:style-name="P73">Example</text:p>
          </table:table-cell>
        </table:table-row>
        <table:table-row>
          <table:table-cell table:style-name="Table1.A2" office:value-type="string">
            <text:p text:style-name="P73">+</text:p>
          </table:table-cell>
          <table:table-cell table:style-name="Table1.A2" office:value-type="string">
            <text:p text:style-name="P73">Addition</text:p>
          </table:table-cell>
          <table:table-cell table:style-name="Table1.C2" office:value-type="string">
            <text:p text:style-name="P73">1+1 = 2</text:p>
          </table:table-cell>
        </table:table-row>
        <table:table-row>
          <table:table-cell table:style-name="Table1.A2" office:value-type="string">
            <text:p text:style-name="P77">-</text:p>
          </table:table-cell>
          <table:table-cell table:style-name="Table1.A2" office:value-type="string">
            <text:p text:style-name="P73">Subtraction</text:p>
          </table:table-cell>
          <table:table-cell table:style-name="Table1.C2" office:value-type="string">
            <text:p text:style-name="P73">1-1 = 0</text:p>
          </table:table-cell>
        </table:table-row>
        <table:table-row>
          <table:table-cell table:style-name="Table1.A2" office:value-type="string">
            <text:p text:style-name="P77">*</text:p>
          </table:table-cell>
          <table:table-cell table:style-name="Table1.A2" office:value-type="string">
            <text:p text:style-name="P73">Multiplication</text:p>
          </table:table-cell>
          <table:table-cell table:style-name="Table1.C2" office:value-type="string">
            <text:p text:style-name="P73">2*3 = 6</text:p>
          </table:table-cell>
        </table:table-row>
        <table:table-row>
          <table:table-cell table:style-name="Table1.A2" office:value-type="string">
            <text:p text:style-name="P77">**</text:p>
          </table:table-cell>
          <table:table-cell table:style-name="Table1.A2" office:value-type="string">
            <text:p text:style-name="P73">Exponentiation</text:p>
          </table:table-cell>
          <table:table-cell table:style-name="Table1.C2" office:value-type="string">
            <text:p text:style-name="P73">3**4 = 41</text:p>
          </table:table-cell>
        </table:table-row>
        <table:table-row>
          <table:table-cell table:style-name="Table1.A2" office:value-type="string">
            <text:p text:style-name="P77">/</text:p>
          </table:table-cell>
          <table:table-cell table:style-name="Table1.A2" office:value-type="string">
            <text:p text:style-name="P73">Division</text:p>
          </table:table-cell>
          <table:table-cell table:style-name="Table1.C2" office:value-type="string">
            <text:p text:style-name="P73">12/2 = 6</text:p>
          </table:table-cell>
        </table:table-row>
        <table:table-row>
          <table:table-cell table:style-name="Table1.A2" office:value-type="string">
            <text:p text:style-name="P73">%</text:p>
          </table:table-cell>
          <table:table-cell table:style-name="Table1.A2" office:value-type="string">
            <text:p text:style-name="P73">Modulus (Division Remainder)</text:p>
          </table:table-cell>
          <table:table-cell table:style-name="Table1.C2" office:value-type="string">
            <text:p text:style-name="P73">7%2 = 1</text:p>
          </table:table-cell>
        </table:table-row>
        <table:table-row>
          <table:table-cell table:style-name="Table1.A2" office:value-type="string">
            <text:p text:style-name="P73">++</text:p>
          </table:table-cell>
          <table:table-cell table:style-name="Table1.A2" office:value-type="string">
            <text:p text:style-name="P73">Increment</text:p>
          </table:table-cell>
          <table:table-cell table:style-name="Table1.C2" office:value-type="string">
            <text:p text:style-name="P73">1++ = 2</text:p>
          </table:table-cell>
        </table:table-row>
        <table:table-row>
          <table:table-cell table:style-name="Table1.A2" office:value-type="string">
            <text:p text:style-name="P77">-- <text:s/></text:p>
          </table:table-cell>
          <table:table-cell table:style-name="Table1.A2" office:value-type="string">
            <text:p text:style-name="P73">Decrement</text:p>
          </table:table-cell>
          <table:table-cell table:style-name="Table1.C2" office:value-type="string">
            <text:p text:style-name="P73">2-- = 1</text:p>
          </table:table-cell>
        </table:table-row>
      </table:table>
      <text:p text:style-name="P19"/>
      <text:p text:style-name="P19"/>
      <text:p text:style-name="P55"><text:span text:style-name="T10">Assignment</text:span><text:span text:style-name="T6"> Operators:</text:span></text:p>
      <text:p text:style-name="P20"/>
      <table:table table:name="Table2" table:style-name="Table2">
        <table:table-column table:style-name="Table2.A"/>
        <table:table-column table:style-name="Table2.B"/>
        <table:table-column table:style-name="Table2.C"/>
        <table:table-row>
          <table:table-cell table:style-name="Table2.A1" office:value-type="string">
            <text:p text:style-name="P74">Operator</text:p>
          </table:table-cell>
          <table:table-cell table:style-name="Table2.A1" office:value-type="string">
            <text:p text:style-name="P82">Example</text:p>
          </table:table-cell>
          <table:table-cell table:style-name="Table2.C1" office:value-type="string">
            <text:p text:style-name="P82">Traditional notation</text:p>
          </table:table-cell>
        </table:table-row>
        <table:table-row>
          <table:table-cell table:style-name="Table2.A2" office:value-type="string">
            <text:p text:style-name="P83"><text:s/>=</text:p>
          </table:table-cell>
          <table:table-cell table:style-name="Table2.A2" office:value-type="string">
            <text:p text:style-name="P82">x=y</text:p>
          </table:table-cell>
          <table:table-cell table:style-name="Table2.C2" office:value-type="string">
            <text:p text:style-name="P82">x=y</text:p>
          </table:table-cell>
        </table:table-row>
        <table:table-row>
          <table:table-cell table:style-name="Table2.A2" office:value-type="string">
            <text:p text:style-name="P82">+=</text:p>
          </table:table-cell>
          <table:table-cell table:style-name="Table2.A2" office:value-type="string">
            <text:p text:style-name="P82">x+=y</text:p>
          </table:table-cell>
          <table:table-cell table:style-name="Table2.C2" office:value-type="string">
            <text:p text:style-name="P82">x=x+y</text:p>
          </table:table-cell>
        </table:table-row>
        <table:table-row>
          <table:table-cell table:style-name="Table2.A2" office:value-type="string">
            <text:p text:style-name="P78">-<text:span text:style-name="T25">=</text:span></text:p>
          </table:table-cell>
          <table:table-cell table:style-name="Table2.A2" office:value-type="string">
            <text:p text:style-name="P83">x-=y</text:p>
          </table:table-cell>
          <table:table-cell table:style-name="Table2.C2" office:value-type="string">
            <text:p text:style-name="P82">x=x-y</text:p>
          </table:table-cell>
        </table:table-row>
        <table:table-row>
          <table:table-cell table:style-name="Table2.A2" office:value-type="string">
            <text:p text:style-name="P78">*<text:span text:style-name="T25">=</text:span></text:p>
          </table:table-cell>
          <table:table-cell table:style-name="Table2.A2" office:value-type="string">
            <text:p text:style-name="P82">x*=y</text:p>
          </table:table-cell>
          <table:table-cell table:style-name="Table2.C2" office:value-type="string">
            <text:p text:style-name="P82">x=x*y</text:p>
          </table:table-cell>
        </table:table-row>
        <table:table-row>
          <table:table-cell table:style-name="Table2.A2" office:value-type="string">
            <text:p text:style-name="P78">/<text:span text:style-name="T25">=</text:span></text:p>
          </table:table-cell>
          <table:table-cell table:style-name="Table2.A2" office:value-type="string">
            <text:p text:style-name="P82">x/=y</text:p>
          </table:table-cell>
          <table:table-cell table:style-name="Table2.C2" office:value-type="string">
            <text:p text:style-name="P82">x=x/y</text:p>
          </table:table-cell>
        </table:table-row>
        <table:table-row>
          <table:table-cell table:style-name="Table2.A2" office:value-type="string">
            <text:p text:style-name="P74">%<text:span text:style-name="T25">=</text:span></text:p>
          </table:table-cell>
          <table:table-cell table:style-name="Table2.A2" office:value-type="string">
            <text:p text:style-name="P82">x%=y</text:p>
          </table:table-cell>
          <table:table-cell table:style-name="Table2.C2" office:value-type="string">
            <text:p text:style-name="P82">x=x%y</text:p>
          </table:table-cell>
        </table:table-row>
        <table:table-row>
          <table:table-cell table:style-name="Table2.A2" office:value-type="string">
            <text:p text:style-name="P74">**<text:span text:style-name="T25">=</text:span></text:p>
          </table:table-cell>
          <table:table-cell table:style-name="Table2.A2" office:value-type="string">
            <text:p text:style-name="P82">x**=y</text:p>
          </table:table-cell>
          <table:table-cell table:style-name="Table2.C2" office:value-type="string">
            <text:p text:style-name="P82">x=x**y</text:p>
          </table:table-cell>
        </table:table-row>
      </table:table>
      <text:p text:style-name="P20"/>
      <text:p text:style-name="P19"/>
      <text:p text:style-name="P56"><text:span text:style-name="T6">Strings:</text:span><text:span text:style-name="T14"> Strings can be written between “” or ‘’. The characters “ and ‘ can be escaped using \(alt+92). Strings are </text:span><text:span text:style-name="T6">zero-indexed</text:span><text:span text:style-name="T14"> and the characters in a string can be accessed using bracket notation. </text:span></text:p>
      <text:p text:style-name="P21">Ex: </text:p>
      <text:p text:style-name="P21">let str = “this is a string”; </text:p>
      <text:p text:style-name="P21">let firstChar = str[0];</text:p>
      <text:p text:style-name="P57"><text:span text:style-name="T14">Strings in JS are </text:span><text:span text:style-name="T6">immutable</text:span><text:span text:style-name="T14">, meaning the individual characters cannot be changed but the variable holding the string may be assigned a new and different string.</text:span></text:p>
      <text:p text:style-name="P22"/>
      <text:p text:style-name="P57"><text:span text:style-name="T6">Arrays: </text:span><text:span text:style-name="T14">Empty arrays in JS are declared using [] ex: let myArr = []; Arrays contain ordered data that can be accessed using bracket notation and the index of the data in the array ex: let myElem = myArr[0]. Strings and Arrays work about the same way and support some common </text:span><text:span text:style-name="T16">properties</text:span><text:span text:style-name="T14">. </text:span></text:p>
      <text:p text:style-name="P22"/>
      <text:p text:style-name="P58"><text:span text:style-name="T11">Basic </text:span><text:span text:style-name="T6">Array Methods:</text:span></text:p>
      <text:p text:style-name="P44"/>
      <table:table table:name="Table4" table:style-name="Table4">
        <table:table-column table:style-name="Table4.A"/>
        <table:table-column table:style-name="Table4.B"/>
        <table:table-column table:style-name="Table4.C"/>
        <table:table-row>
          <table:table-cell table:style-name="Table4.A1" office:value-type="string">
            <text:p text:style-name="P86">Method</text:p>
          </table:table-cell>
          <table:table-cell table:style-name="Table4.A1" office:value-type="string">
            <text:p text:style-name="P86">Description</text:p>
          </table:table-cell>
          <table:table-cell table:style-name="Table4.C1" office:value-type="string">
            <text:p text:style-name="P86">Returns</text:p>
          </table:table-cell>
        </table:table-row>
        <table:table-row>
          <table:table-cell table:style-name="Table4.A2" office:value-type="string">
            <text:p text:style-name="P86"><text:span text:style-name="T27">arr</text:span>.push(<text:span text:style-name="T27">elem</text:span>)</text:p>
          </table:table-cell>
          <table:table-cell table:style-name="Table4.A2" office:value-type="string">
            <text:p text:style-name="P86">Adds the argument of the function to the end of the array</text:p>
          </table:table-cell>
          <table:table-cell table:style-name="Table4.C2" office:value-type="string">
            <text:p text:style-name="P87"><text:s/>arr.length</text:p>
          </table:table-cell>
        </table:table-row>
        <table:table-row>
          <table:table-cell table:style-name="Table4.A2" office:value-type="string">
            <text:p text:style-name="P84"><text:span text:style-name="T27">arr</text:span>.<text:span text:style-name="T26">pop()</text:span></text:p>
          </table:table-cell>
          <table:table-cell table:style-name="Table4.A2" office:value-type="string">
            <text:p text:style-name="P86">Removes the last element from the array that called the function</text:p>
          </table:table-cell>
          <table:table-cell table:style-name="Table4.C2" office:value-type="string">
            <text:p text:style-name="P87"><text:s/>arr[arr.length-1]</text:p>
          </table:table-cell>
        </table:table-row>
        <table:table-row>
          <table:table-cell table:style-name="Table4.A2" office:value-type="string">
            <text:p text:style-name="P79"><text:span text:style-name="T27">arr</text:span>.<text:span text:style-name="T26">unshift(elem)</text:span></text:p>
          </table:table-cell>
          <table:table-cell table:style-name="Table4.A2" office:value-type="string">
            <text:p text:style-name="P86">Adds the argument of the function to the start of the array</text:p>
          </table:table-cell>
          <table:table-cell table:style-name="Table4.C2" office:value-type="string">
            <text:p text:style-name="P87"><text:s/>arr.length</text:p>
          </table:table-cell>
        </table:table-row>
        <table:table-row>
          <table:table-cell table:style-name="Table4.A2" office:value-type="string">
            <text:p text:style-name="P79"><text:span text:style-name="T27">arr</text:span>.<text:span text:style-name="T26">shift()</text:span></text:p>
          </table:table-cell>
          <table:table-cell table:style-name="Table4.A2" office:value-type="string">
            <text:p text:style-name="P86">Removes the first element from the array that called the function</text:p>
          </table:table-cell>
          <table:table-cell table:style-name="Table4.C2" office:value-type="string">
            <text:p text:style-name="P87"><text:s/>arr[0]</text:p>
          </table:table-cell>
        </table:table-row>
      </table:table>
      <text:p text:style-name="P44"/>
      <text:p text:style-name="P59"><text:span text:style-name="T6">Basic Functions:</text:span><text:span text:style-name="T14"> The basic syntax to declare a function in JS goes as follows:</text:span></text:p>
      <text:p text:style-name="P23"/>
      <text:p text:style-name="P23">function functionName(){</text:p>
      <text:p text:style-name="P23"><text:tab/>someCode;</text:p>
      <text:p text:style-name="P23">};</text:p>
      <text:p text:style-name="P23"/>
      <text:p text:style-name="P59"><text:span text:style-name="T14">If </text:span><text:span text:style-name="T6">no return statement</text:span><text:span text:style-name="T14"> is used, the function returns </text:span><text:span text:style-name="T6">undefined.</text:span><text:span text:style-name="T14"> If a return statement is used, the function stops right after executing it and returns whatever was evaluated at the return statement. Arguments may be passed onto the function by including the expected arguments in the function declaration. Ex:</text:span></text:p>
      <text:p text:style-name="P23"/>
      <text:p text:style-name="P23">function functionName(arg1, arg2){</text:p>
      <text:p text:style-name="P23"><text:tab/>return arg1+arg2;</text:p>
      <text:p text:style-name="P23">};</text:p>
      <text:p text:style-name="P23"/>
      <text:p text:style-name="P60"><text:span text:style-name="T6">Booleans: </text:span><text:span text:style-name="T14">A boolean may be true or false. The Boolean() function can be called with some basic argument. If the argument is a non empty string or a non zero number the function will return true. If the argument is an empty string, zero, NaN, undefined or null, the function will return false.</text:span></text:p>
      <text:p text:style-name="P25"/>
      <text:p text:style-name="P60"><text:span text:style-name="T6">Comparison </text:span><text:span text:style-name="T12">O</text:span><text:span text:style-name="T6">perators: </text:span><text:span text:style-name="T14">Comparison operators will return either true or false</text:span></text:p>
      <text:p text:style-name="P25"/>
      <table:table table:name="Table3" table:style-name="Table3">
        <table:table-column table:style-name="Table3.A"/>
        <table:table-column table:style-name="Table3.B"/>
        <table:table-column table:style-name="Table3.C"/>
        <table:table-row>
          <table:table-cell table:style-name="Table3.A1" office:value-type="string">
            <text:p text:style-name="P75">Operator</text:p>
          </table:table-cell>
          <table:table-cell table:style-name="Table3.A1" office:value-type="string">
            <text:p text:style-name="P88">Description</text:p>
          </table:table-cell>
          <table:table-cell table:style-name="Table3.C1" office:value-type="string">
            <text:p text:style-name="P88">Example</text:p>
          </table:table-cell>
        </table:table-row>
        <table:table-row>
          <table:table-cell table:style-name="Table3.A2" office:value-type="string">
            <text:p text:style-name="P85">=<text:span text:style-name="T28">=</text:span></text:p>
          </table:table-cell>
          <table:table-cell table:style-name="Table3.A2" office:value-type="string">
            <text:p text:style-name="P88">Equal to</text:p>
          </table:table-cell>
          <table:table-cell table:style-name="Table3.C2" office:value-type="string">
            <text:p text:style-name="P88">1 == 1 <text:span text:style-name="T33">returns </text:span>true</text:p>
          </table:table-cell>
        </table:table-row>
        <table:table-row>
          <table:table-cell table:style-name="Table3.A2" office:value-type="string">
            <text:p text:style-name="P88">===</text:p>
          </table:table-cell>
          <table:table-cell table:style-name="Table3.A2" office:value-type="string">
            <text:p text:style-name="P88">Equal value and equal type</text:p>
          </table:table-cell>
          <table:table-cell table:style-name="Table3.C2" office:value-type="string">
            <text:p text:style-name="P89">1 === ‘1’ <text:span text:style-name="T33">returns </text:span>false</text:p>
          </table:table-cell>
        </table:table-row>
        <table:table-row>
          <table:table-cell table:style-name="Table3.A2" office:value-type="string">
            <text:p text:style-name="P80">!<text:span text:style-name="T28">=</text:span></text:p>
          </table:table-cell>
          <table:table-cell table:style-name="Table3.A2" office:value-type="string">
            <text:p text:style-name="P88">Not equal value </text:p>
          </table:table-cell>
          <table:table-cell table:style-name="Table3.C2" office:value-type="string">
            <text:p text:style-name="P89">1!= 1 <text:span text:style-name="T33">returns </text:span>false</text:p>
          </table:table-cell>
        </table:table-row>
        <table:table-row>
          <table:table-cell table:style-name="Table3.A2" office:value-type="string">
            <text:p text:style-name="P80">!<text:span text:style-name="T28">==</text:span></text:p>
          </table:table-cell>
          <table:table-cell table:style-name="Table3.A2" office:value-type="string">
            <text:p text:style-name="P88">Not equal value or not equal type</text:p>
          </table:table-cell>
          <table:table-cell table:style-name="Table3.C2" office:value-type="string">
            <text:p text:style-name="P89">1!== ‘1’ <text:span text:style-name="T33">returns </text:span>true</text:p>
          </table:table-cell>
        </table:table-row>
        <table:table-row>
          <table:table-cell table:style-name="Table3.A2" office:value-type="string">
            <text:p text:style-name="P88">&gt;</text:p>
          </table:table-cell>
          <table:table-cell table:style-name="Table3.A2" office:value-type="string">
            <text:p text:style-name="P88">Greater than</text:p>
          </table:table-cell>
          <table:table-cell table:style-name="Table3.C2" office:value-type="string">
            <text:p text:style-name="P89">2 &gt; 1 <text:span text:style-name="T33">returns </text:span>true</text:p>
          </table:table-cell>
        </table:table-row>
        <table:table-row>
          <table:table-cell table:style-name="Table3.A2" office:value-type="string">
            <text:p text:style-name="P88">&lt;</text:p>
          </table:table-cell>
          <table:table-cell table:style-name="Table3.A2" office:value-type="string">
            <text:p text:style-name="P88">Less than</text:p>
          </table:table-cell>
          <table:table-cell table:style-name="Table3.C2" office:value-type="string">
            <text:p text:style-name="P89">1 &lt; 2 <text:span text:style-name="T33">returns </text:span>true</text:p>
          </table:table-cell>
        </table:table-row>
        <table:table-row>
          <table:table-cell table:style-name="Table3.A2" office:value-type="string">
            <text:p text:style-name="P88">&gt;=</text:p>
          </table:table-cell>
          <table:table-cell table:style-name="Table3.A2" office:value-type="string">
            <text:p text:style-name="P88">Greater than or equal to</text:p>
          </table:table-cell>
          <table:table-cell table:style-name="Table3.C2" office:value-type="string">
            <text:p text:style-name="P89">7 &gt;= 7 <text:span text:style-name="T33">returns </text:span>true</text:p>
          </table:table-cell>
        </table:table-row>
        <table:table-row>
          <table:table-cell table:style-name="Table3.A2" office:value-type="string">
            <text:p text:style-name="P88">&lt;=</text:p>
          </table:table-cell>
          <table:table-cell table:style-name="Table3.A2" office:value-type="string">
            <text:p text:style-name="P88">Less than or equal to </text:p>
          </table:table-cell>
          <table:table-cell table:style-name="Table3.C2" office:value-type="string">
            <text:p text:style-name="P89">7 &lt;= 7 <text:span text:style-name="T33">returns </text:span>true</text:p>
          </table:table-cell>
        </table:table-row>
      </table:table>
      <text:p text:style-name="P25"/>
      <text:p text:style-name="P25"/>
      <text:p text:style-name="P61"><text:span text:style-name="T6">Logical Operators:</text:span><text:span text:style-name="T14"> In JavaScript, </text:span><text:span text:style-name="T17">the </text:span><text:span text:style-name="T14">logical operators </text:span><text:span text:style-name="T30">&amp;&amp; </text:span><text:span text:style-name="T31">and ││ </text:span><text:span text:style-name="T14">convert the operands into booleans if they aren’t booleans already, and return the value of one of them. The value itself can be seen as a boolean, following the rules for boolean evaluation of non-boolean values. </text:span><text:span text:style-name="T17">Note that &amp;&amp; will return the first value evaluated as false but if all values are true, it will return the last value evaluated as true. ││ will return the first value evaluated as true. If no values are true, it will return </text:span><text:span text:style-name="T18">the last value evaluated as false</text:span><text:span text:style-name="T17">.</text:span></text:p>
      <text:p text:style-name="P23"/>
      <table:table table:name="Table5" table:style-name="Table5">
        <table:table-column table:style-name="Table5.A" table:number-columns-repeated="2"/>
        <table:table-column table:style-name="Table5.C"/>
        <table:table-row>
          <table:table-cell table:style-name="Table5.A1" office:value-type="string">
            <text:p text:style-name="P76">Operator</text:p>
          </table:table-cell>
          <table:table-cell table:style-name="Table5.A1" office:value-type="string">
            <text:p text:style-name="P90">Description</text:p>
          </table:table-cell>
          <table:table-cell table:style-name="Table5.C1" office:value-type="string">
            <text:p text:style-name="P90">Example<text:span text:style-name="T29">s</text:span></text:p>
          </table:table-cell>
        </table:table-row>
        <table:table-row>
          <table:table-cell table:style-name="Table5.A2" office:value-type="string">
            <text:p text:style-name="P91">&amp;&amp;</text:p>
          </table:table-cell>
          <table:table-cell table:style-name="Table5.A2" office:value-type="string">
            <text:p text:style-name="P91">And</text:p>
          </table:table-cell>
          <table:table-cell table:style-name="Table5.C2" office:value-type="string">
            <text:p text:style-name="P91">True &amp;&amp; false = false, <text:span text:style-name="T32">7</text:span> &amp;&amp; <text:span text:style-name="T32">1</text:span> = 1</text:p>
          </table:table-cell>
        </table:table-row>
        <table:table-row>
          <table:table-cell table:style-name="Table5.A2" office:value-type="string">
            <text:p text:style-name="P90">|| <text:span text:style-name="T29">(alt+5555)</text:span></text:p>
          </table:table-cell>
          <table:table-cell table:style-name="Table5.A2" office:value-type="string">
            <text:p text:style-name="P91">Or</text:p>
          </table:table-cell>
          <table:table-cell table:style-name="Table5.C2" office:value-type="string">
            <text:p text:style-name="P92">True ││ false = true, <text:span text:style-name="T32">0 </text:span>││ <text:span text:style-name="T32">7</text:span> ││ 1 = <text:span text:style-name="T32">7</text:span></text:p>
          </table:table-cell>
        </table:table-row>
        <table:table-row>
          <table:table-cell table:style-name="Table5.A2" office:value-type="string">
            <text:p text:style-name="P81">!</text:p>
          </table:table-cell>
          <table:table-cell table:style-name="Table5.A2" office:value-type="string">
            <text:p text:style-name="P90"><text:span text:style-name="T29">Not</text:span> </text:p>
          </table:table-cell>
          <table:table-cell table:style-name="Table5.C2" office:value-type="string">
            <text:p text:style-name="P90">!<text:span text:style-name="T29">false = true, !!7 = true</text:span></text:p>
          </table:table-cell>
        </table:table-row>
      </table:table>
      <text:p text:style-name="P24"/>
      <text:p text:style-name="P23"/>
      <text:p text:style-name="P62"><text:span text:style-name="T6">If Else Statements:</text:span><text:span text:style-name="T14"> The syntax goes as follows if (statement){}else{} . If statements evaluate if the statement inside the () is true and if it is, it will execute the code inside the {}. If it is not true, then the code inside {} followed by else will be executed. Else{} may be omitted. </text:span><text:span text:style-name="T19">If statements can be nested. Example:</text:span></text:p>
      <text:p text:style-name="P26"/>
      <text:p text:style-name="P27">if (a == b){</text:p>
      <text:p text:style-name="P27"><text:tab/>if (a == c){</text:p>
      <text:p text:style-name="P27"><text:tab/><text:tab/>console.log(a);</text:p>
      <text:p text:style-name="P27"><text:tab/>}</text:p>
      <text:p text:style-name="P27">}</text:p>
      <text:p text:style-name="P27">This is equivalent to:</text:p>
      <text:p text:style-name="P27">if (a==b &amp;&amp; a==c){</text:p>
      <text:p text:style-name="P27"><text:tab/>console.log(a);</text:p>
      <text:p text:style-name="P27">}</text:p>
      <text:p text:style-name="P28"/>
      <text:p text:style-name="P63"><text:span text:style-name="T6">Switch Statements: </text:span><text:span text:style-name="T14">Switch checks if the argument matches any of the defined cases. <text:s/>If there’s a default case then the code in it will run if it hasn’t met a break statement up until it. Example:</text:span></text:p>
      <text:p text:style-name="P28"/>
      <text:p text:style-name="P28">switch(arg) {</text:p>
      <text:p text:style-name="P28"><text:tab/>case “a”: </text:p>
      <text:p text:style-name="P28"><text:tab/><text:tab/>console.log(“a matched”);</text:p>
      <text:p text:style-name="P28"><text:tab/><text:tab/>break;</text:p>
      <text:p text:style-name="P28"><text:tab/>case “b”:</text:p>
      <text:p text:style-name="P28"><text:tab/><text:tab/>console.log(“b matched”);</text:p>
      <text:p text:style-name="P28"><text:tab/><text:tab/>break;</text:p>
      <text:p text:style-name="P28"><text:tab/>default:</text:p>
      <text:p text:style-name="P28"><text:tab/><text:tab/>console.log(“default”);</text:p>
      <text:p text:style-name="P28"><text:tab/><text:tab/>break;</text:p>
      <text:p text:style-name="P28">}</text:p>
      <text:p text:style-name="P28"/>
      <text:p text:style-name="P63"><text:span text:style-name="T20">Note that you must use the keyword </text:span><text:span text:style-name="T13">break</text:span><text:span text:style-name="T20"> if you wish to stop the comparison chain and jump to the end of the switch block. </text:span><text:span text:style-name="T21">If you don’t break, the comparisons will continue.</text:span></text:p>
      <text:p text:style-name="P29"/>
      <text:p text:style-name="P29"/>
      <text:p text:style-name="P64"><text:span text:style-name="T6">Basic of Objects:</text:span><text:span text:style-name="T14"> An object is a data structure similar to an array but with properties instead of indexes. Objects are declared using curly braces and their properties can be accessed using bracket or dot notation. Example.</text:span></text:p>
      <text:p text:style-name="P30"/>
      <text:p text:style-name="P30">let cat = {</text:p>
      <text:p text:style-name="P30"><text:tab/>“name”: “Whiskers”,</text:p>
      <text:p text:style-name="P30"><text:tab/>“legs”: 4,</text:p>
      <text:p text:style-name="P30"><text:tab/>“tails”: 1,</text:p>
      <text:p text:style-name="P64"><text:span text:style-name="T14"><text:tab/>“enemi</text:span><text:span text:style-name="T22">e</text:span><text:span text:style-name="T14">s”: [“water”, “dogs”],</text:span></text:p>
      <text:p text:style-name="P64"><text:span text:style-name="T14"><text:tab/></text:span><text:span text:style-name="T22">9: “lives”</text:span></text:p>
      <text:p text:style-name="P30">};</text:p>
      <text:p text:style-name="P30"/>
      <text:p text:style-name="P31">console.log(cat.name); //logs Whiskers</text:p>
      <text:p text:style-name="P31">console.log(cat[“enemies”][0]); //logs water</text:p>
      <text:p text:style-name="P31"/>
      <text:p text:style-name="P31">let prop = “legs”;</text:p>
      <text:p text:style-name="P31">console.log(cat[prop]); //logs 4</text:p>
      <text:p text:style-name="P31">console.log(cat[9]); //logs lives</text:p>
      <text:p text:style-name="P27"/>
      <text:p text:style-name="P72"><text:span text:style-name="T6">You can use the method </text:span><text:span text:style-name="T24">hasOwnProperty(arg)</text:span><text:span text:style-name="T6"> to check if an object has the property passed as argument. The method will return true or false. Example:</text:span></text:p>
      <text:p text:style-name="P31"/>
      <text:p text:style-name="P31">console.log(cat.hasOwnProperty(“horn”)); // logs false</text:p>
      <text:p text:style-name="P31"/>
      <text:p text:style-name="P72"><text:span text:style-name="T6">You can </text:span><text:span text:style-name="T24">add a new property</text:span><text:span text:style-name="T6"> or set an existing property the same way. Example:</text:span></text:p>
      <text:p text:style-name="P31"/>
      <text:p text:style-name="P31">cat[“Horns”] = 0;</text:p>
      <text:p text:style-name="P31">console.log(cat[“Horns”]); // logs 0</text:p>
      <text:p text:style-name="P31"/>
      <text:p text:style-name="P45">Loops: </text:p>
      <text:p text:style-name="P32"/>
      <text:p text:style-name="P32">for (let i==0; i&lt;num; i++){</text:p>
      <text:p text:style-name="P65"><text:span text:style-name="T14">} //</text:span><text:span text:style-name="T23">runs the code inside the curly braces (num-0) times</text:span></text:p>
      <text:p text:style-name="P32"/>
      <text:p text:style-name="P33">let i=0;</text:p>
      <text:p text:style-name="P32">while (i&lt;num){</text:p>
      <text:p text:style-name="P32"><text:tab/>i++;</text:p>
      <text:p text:style-name="P65"><text:span text:style-name="T14">} //</text:span><text:span text:style-name="T23">runs the code inside the curly braces (num-0) times</text:span></text:p>
      <text:p text:style-name="P32"/>
      <text:p text:style-name="P33">let i=0;</text:p>
      <text:p text:style-name="P32">do {</text:p>
      <text:p text:style-name="P32"><text:tab/>i++;</text:p>
      <text:p text:style-name="P65"><text:span text:style-name="T14">} while (i&lt;num); //</text:span><text:span text:style-name="T23">runs at least once and upto (num-0) times</text:span></text:p>
      <text:p text:style-name="P32"/>
      <text:p text:style-name="P66"><text:span text:style-name="T6">Math.random(), Math.floor()</text:span><text:span text:style-name="T14"> and </text:span><text:span text:style-name="T6">parseInt() Functions:</text:span></text:p>
      <text:p text:style-name="P46"/>
      <text:p text:style-name="P34">Math.random() returns a number in the range [0,1[</text:p>
      <text:p text:style-name="P34">Math.floor(arg) returns the largest whole number smaller than the arguments</text:p>
      <text:p text:style-name="P34">paraseInt(str, radix) returns the Integer represented by the string argument in the base equal to radix.</text:p>
      <text:p text:style-name="P34"/>
      <text:p text:style-name="P67"><text:span text:style-name="T6">Ternary Operator:</text:span><text:span text:style-name="T14"> The ternary operator </text:span><text:span text:style-name="T6">?</text:span><text:span text:style-name="T14"> Works as a one line if-else statement. The syntax goes as follows: (statement) ? Run if true : run if false . Example:</text:span></text:p>
      <text:p text:style-name="P35"/>
      <text:p text:style-name="P35">console.log((a==b) ? ”a and b are equal”</text:p>
      <text:p text:style-name="P35"><text:tab/>: (a &gt; b) ? “a is greater”</text:p>
      <text:p text:style-name="P35"><text:tab/>: “b is greater”</text:p>
      <text:p text:style-name="P35">); //logs the greater number between a and b</text:p>
      <text:p text:style-name="P32"/>
      <text:p text:style-name="P47"/>
      <text:p text:style-name="P68"><text:span text:style-name="T6">Arrow Functions:</text:span><text:span text:style-name="T14"> It is possible to declare an anonymous function with the arrow syntax. If the function only takes one parameter, the parentheses can be omitted. If the return can be written in a single line, the keyword return may be omitted. Otherwise the arrow function should have parentheses holding the parameters and curly braces around the code that will executed by the function with a return statement. These are all examples of valid arrow functions:</text:span></text:p>
      <text:p text:style-name="P36"/>
      <text:p text:style-name="P36">const doubler = item =&gt; item*2;</text:p>
      <text:p text:style-name="P37">const multiplier = (item, multi) =&gt; item*multi;</text:p>
      <text:p text:style-name="P37">const helloWorld = () =&gt; console.log(“Hello World”);</text:p>
      <text:p text:style-name="P37">const helloWorld = () =&gt; {</text:p>
      <text:p text:style-name="P37"><text:tab/>myStr = “hello world”;</text:p>
      <text:p text:style-name="P37"><text:tab/>return(str);<text:tab/></text:p>
      <text:p text:style-name="P37">}</text:p>
      <text:p text:style-name="P37"/>
      <text:p text:style-name="P69"><text:span text:style-name="T6">Prevent Mutations: </text:span><text:span text:style-name="T14">You can prevent data mutations by using the freeze method of the Object supertype. Example:</text:span></text:p>
      <text:p text:style-name="P38"/>
      <text:p text:style-name="P38">Object.freeze(obj);</text:p>
      <text:p text:style-name="P38">obj.prop = “example”; //this line will be ignored because obj has been frozen</text:p>
      <text:p text:style-name="P38"/>
      <text:p text:style-name="P70"><text:span text:style-name="T6">Function Default Parameters:</text:span><text:span text:style-name="T14"> A function that takes parameters may be written with default parameters. This way, if a parameter is not specified, the function will use it’s default. Example:</text:span></text:p>
      <text:p text:style-name="P39"/>
      <text:p text:style-name="P39">const greeting = (name = “Anon”) =&gt; “Hello “+name;</text:p>
      <text:p text:style-name="P39">console.log(greeting()); // logs Hello Anon</text:p>
      <text:p text:style-name="P39"/>
      <text:p text:style-name="P71"><text:span text:style-name="T6">Rest Parameter:</text:span><text:span text:style-name="T14"> A function may be declared using a rest parameter … . If that happens, the function will accept any number of parameters and they will be stored in an array that can be accessed by the function. This is different than passing an array as argument. Example:</text:span></text:p>
      <text:p text:style-name="P40"/>
      <text:p text:style-name="P40">function howMany(...args) {</text:p>
      <text:p text:style-name="P40"><text:tab/>return args.length;</text:p>
      <text:p text:style-name="P40">}</text:p>
      <text:p text:style-name="P40">console.log(howMany(0,1,2));//logs 3</text:p>
      <text:p text:style-name="P40"/>
      <text:p text:style-name="P71"><text:span text:style-name="T6">Spread Operator:</text:span><text:span text:style-name="T14"> The spread operator </text:span><text:span text:style-name="T6">…</text:span><text:span text:style-name="T14"> can be used to spread an array into it’s values separated by a comma. This is equivalent to writing down the array without the brackets. Example:</text:span></text:p>
      <text:p text:style-name="P40"/>
      <text:p text:style-name="P40">const arr = [1,2,3,4];</text:p>
      <text:p text:style-name="P40">const maxValue = Math.max(...arr); //returns 4</text:p>
      <text:p text:style-name="P40"/>
      <text:p text:style-name="P71"><text:span text:style-name="T14">In the example above, the arr array was spread out into several different arguments for the Math.max function. This is called an unpacked array. It should be noted that this only works in-place. The </text:span><text:span text:style-name="T6">following will throw an error</text:span><text:span text:style-name="T14">:</text:span></text:p>
      <text:p text:style-name="P40"/>
      <text:p text:style-name="P40">const spreaded = ...arr;</text:p>
      <text:p text:style-name="P40"/>
      <text:p text:style-name="P48">Destructuring Assignment: <text:span text:style-name="T2">With ES6 it is possible to </text:span>extract data from an object<text:span text:style-name="T2"> by assigning it to variables with the same name as the property contained in curly braces. You can give it new names as well by following the name of the property with : newName . Example:</text:span></text:p>
      <text:p text:style-name="P48"><text:span text:style-name="T2"/></text:p>
      <text:p text:style-name="P48"><text:span text:style-name="T2">const myObj = {</text:span></text:p>
      <text:p text:style-name="P48"><text:span text:style-name="T2"><text:tab/>myProp1: “1”;</text:span></text:p>
      <text:p text:style-name="P48"><text:span text:style-name="T2"><text:tab/>myProp2: “2”</text:span></text:p>
      <text:p text:style-name="P48"><text:span text:style-name="T2">};</text:span></text:p>
      <text:p text:style-name="P48"><text:span text:style-name="T2"/></text:p>
      <text:p text:style-name="P48"><text:span text:style-name="T2">const {myProp1: var1, myProp2: var2} = myObj;</text:span></text:p>
      <text:p text:style-name="P48"><text:span text:style-name="T2"/></text:p>
      <text:p text:style-name="P48"><text:span text:style-name="T2">In the example above, var1 takes the value of myObj.myProp1 and var2 takes the value of myObj.myProp2</text:span></text:p>
      <text:p text:style-name="P40"/>
      <text:p text:style-name="P41">You can also access nested properties by <text:span text:style-name="T34">writing</text:span> the name of the property followed by :{} . Example:</text:p>
      <text:p text:style-name="P41"/>
      <text:p text:style-name="P41">const myObj = {</text:p>
      <text:p text:style-name="P41"><text:tab/>myProp1: {</text:p>
      <text:p text:style-name="P41"><text:tab/><text:tab/>myProp11: “1”,</text:p>
      <text:p text:style-name="P41"><text:tab/><text:tab/>myProp12: “2”</text:p>
      <text:p text:style-name="P41"><text:tab/>}</text:p>
      <text:p text:style-name="P41">};</text:p>
      <text:p text:style-name="P41"/>
      <text:p text:style-name="P41">const {myProp1:{myProp11: var1, myProp12: var2}} = myObj;</text:p>
      <text:p text:style-name="P41"/>
      <text:p text:style-name="P16">It is also possible to use destructing assignment with arrays. Objects are declared with curly braces so we use curly braces for destructuring assignemnt. Arrays are declared with brackets só we use brackets for destructing assignment. In the case of objects, we must use the same name of the property. When using arrays, we simply use the same position. A position may be skipped by making use of a comma.</text:p>
      <text:p text:style-name="P16"/>
      <text:p text:style-name="P16">Example:</text:p>
      <text:p text:style-name="P16"/>
      <text:p text:style-name="P16">const [a,b,,,c] = [1,4,6,8,10,12];</text:p>
      <text:p text:style-name="P16"/>
      <text:p text:style-name="P16">In the example above, a is in position 0 só it takes the value of 1. b is in position 1 só it takes the value of 4 and c is in position 5 só it takes the value of 10. <text:span text:style-name="T36">Remember that you don’t need to declare a variable and use destructuring assignment in the same line. The following code would work just fine.</text:span></text:p>
      <text:p text:style-name="P16"><text:span text:style-name="T36"/></text:p>
      <text:p text:style-name="P42"><text:span text:style-name="T35">Let a=8, b=6;</text:span></text:p>
      <text:p text:style-name="P42"><text:span text:style-name="T35"/></text:p>
      <text:p text:style-name="P42"><text:span text:style-name="T35">[a,b] = [b,a];</text:span></text:p>
      <text:p text:style-name="P42"><text:span text:style-name="T35"/></text:p>
      <text:p text:style-name="P42"><text:span text:style-name="T35">console.log(a) // logs 6</text:span></text:p>
      <text:p text:style-name="P42"><text:span text:style-name="T35">console.log(b) // logs 8</text:span></text:p>
      <text:p text:style-name="P42"><text:span text:style-name="T35"/></text:p>
      <text:p text:style-name="P43"><text:span text:style-name="T35">You can combine the rest paramenter with destructuring assignment aswell. Example:</text:span></text:p>
      <text:p text:style-name="P43"><text:span text:style-name="T35"/></text:p>
      <text:p text:style-name="P43"><text:span text:style-name="T35">const [a,,b, ...arr] = [1,2,3,4,5,6];</text:span></text:p>
      <text:p text:style-name="P43"><text:span text:style-name="T35">console.log(a); //logs 1</text:span></text:p>
      <text:p text:style-name="P43"><text:span text:style-name="T35">console.log(b); //logs 3</text:span></text:p>
      <text:p text:style-name="P43"><text:span text:style-name="T35">console.log(arr); //logs [4,5,6]</text:span></text:p>
      <text:p text:style-name="P43"><text:span text:style-name="T35"/></text:p>
      <text:p text:style-name="P43"><text:span text:style-name="T35">Another possibility is destructuring an object to pass is as an argument to a function. Example:</text:span></text:p>
      <text:p text:style-name="P43"><text:span text:style-name="T35"/></text:p>
      <text:p text:style-name="P43"><text:span text:style-name="T35">const profileUpdate = ({name, age, nationality, location}) =&gt; {</text:span></text:p>
      <text:p text:style-name="P43"><text:span text:style-name="T35">}</text:span></text:p>
      <text:p text:style-name="P43"><text:span text:style-name="T35"/></text:p>
      <text:p text:style-name="P43"><text:span text:style-name="T35">In the example above, the function takes an object with properties name,age,nationality and location and destructures it into parameters of the same name. The object may have more properties and those won’t be available to the function.</text:span></text:p>
      <text:p text:style-name="P16"/>
      <text:p text:style-name="P16"/>
      <text:p text:style-name="P7">Template Literals: <text:span text:style-name="T2">Template literals allow you to create multi-line strings </text:span><text:span text:style-name="T3">without having to use \n </text:span><text:span text:style-name="T2">and to use string interpolation features to create strings. </text:span><text:span text:style-name="T3">Instead of wrapping the string with “” or ‘’ , you wrap the string with ` to indicate that you are using template literals. Example:</text:span></text:p>
      <text:p text:style-name="P7"><text:span text:style-name="T3"/></text:p>
      <text:p text:style-name="P8"><text:span text:style-name="T2">let a = 2000;</text:span></text:p>
      <text:p text:style-name="P8"><text:span text:style-name="T2">let b = 21;</text:span></text:p>
      <text:p text:style-name="P8"><text:span text:style-name="T2">const greeting = `This is a multiline string </text:span></text:p>
      <text:p text:style-name="P8"><text:span text:style-name="T2">from the year ${a+b}.`;</text:span></text:p>
      <text:p text:style-name="P8"><text:span text:style-name="T2"/></text:p>
      <text:p text:style-name="P8"><text:span text:style-name="T2">You can use ${} as a placeholder to include variables in your string.</text:span></text:p>
      <text:p text:style-name="P8"><text:span text:style-name="T2"/></text:p>
      <text:p text:style-name="P9">Object Literal Declaration: <text:span text:style-name="T2">With ES6 you can use object property shorthand to make declarations smaller and more concise. All the examples bellow are valid:</text:span></text:p>
      <text:p text:style-name="P9"><text:span text:style-name="T2"/></text:p>
      <text:p text:style-name="P9"><text:span text:style-name="T2">Example 1 (too much):</text:span></text:p>
      <text:p text:style-name="P9"><text:span text:style-name="T2">const getMousePosition = (x, y) =&gt; {</text:span></text:p>
      <text:p text:style-name="P9"><text:span text:style-name="T2"><text:tab/>return {</text:span></text:p>
      <text:p text:style-name="P9"><text:span text:style-name="T2"><text:s text:c="2"/><text:tab/><text:tab/>x: x,</text:span></text:p>
      <text:p text:style-name="P9"><text:span text:style-name="T2"><text:s text:c="2"/><text:tab/><text:tab/>y: y</text:span></text:p>
      <text:p text:style-name="P9"><text:span text:style-name="T2"><text:tab/>}</text:span></text:p>
      <text:p text:style-name="P9"><text:span text:style-name="T2">};</text:span></text:p>
      <text:p text:style-name="P9"><text:span text:style-name="T2"/></text:p>
      <text:p text:style-name="P9"><text:span text:style-name="T2">Example 2 (ok):</text:span></text:p>
      <text:p text:style-name="P9"><text:span text:style-name="T2">const getMousePosition = (x, y) =&gt; ({</text:span></text:p>
      <text:p text:style-name="P9"><text:span text:style-name="T2"><text:s text:c="2"/>x: x,</text:span></text:p>
      <text:p text:style-name="P9"><text:span text:style-name="T2"><text:s text:c="2"/>y: y</text:span></text:p>
      <text:p text:style-name="P9"><text:span text:style-name="T2">});</text:span></text:p>
      <text:p text:style-name="P9"><text:span text:style-name="T2"/></text:p>
      <text:p text:style-name="P9"><text:span text:style-name="T2">Example 3 (concise):</text:span></text:p>
      <text:p text:style-name="P9"><text:span text:style-name="T2">const getMousePosition = (x, y) =&gt; ({x,y});</text:span></text:p>
      <text:p text:style-name="P9"><text:span text:style-name="T2"/></text:p>
      <text:p text:style-name="P10"><text:span text:style-name="T2">To make things more clear. In example 3, the arrow function returns an object with properties x and y and assigns values x and y to it. Note that those are different xs and different ys. One is a property called x, the other is the value passed as argument to x.</text:span></text:p>
      <text:p text:style-name="P9"><text:span text:style-name="T2"/></text:p>
      <text:p text:style-name="P9"><text:span text:style-name="T2"/></text:p>
      <text:p text:style-name="P11">Functions within objects:<text:span text:style-name="T2"> With ES6, an object method does not need the keyword function, you can simply write the name of the method in the object properties. Example:</text:span></text:p>
      <text:p text:style-name="P11"><text:span text:style-name="T2"/></text:p>
      <text:p text:style-name="P11"><text:span text:style-name="T2">const person = {</text:span></text:p>
      <text:p text:style-name="P11"><text:span text:style-name="T2"><text:tab/>name: “Taylor”,</text:span></text:p>
      <text:p text:style-name="P11"><text:span text:style-name="T2"><text:tab/>sayHello() {</text:span></text:p>
      <text:p text:style-name="P11"><text:span text:style-name="T2"><text:tab/><text:tab/>return “Hello”;<text:tab/></text:span></text:p>
      <text:p text:style-name="P11"><text:span text:style-name="T2"><text:tab/>}</text:span></text:p>
      <text:p text:style-name="P11"><text:span text:style-name="T2">}</text:span></text:p>
      <text:p text:style-name="P8"><text:span text:style-name="T2"/></text:p>
      <text:p text:style-name="P11">Constructor Functions: <text:span text:style-name="T2">In ES5 you can declare a constructor function and instantiate it with the keyword new. Example:</text:span></text:p>
      <text:p text:style-name="P11"><text:span text:style-name="T2"/></text:p>
      <text:p text:style-name="P11"><text:span text:style-name="T2">var SpaceShuttle = function(targetPlanet){</text:span></text:p>
      <text:p text:style-name="P11"><text:span text:style-name="T2"><text:tab/>this.targetPlanet = targetPlanet;</text:span></text:p>
      <text:p text:style-name="P11"><text:span text:style-name="T2">}</text:span></text:p>
      <text:p text:style-name="P16"/>
      <text:p text:style-name="P1">var zeus = new SpaceShuttle(‘Jupiter’);</text:p>
      <text:p text:style-name="P1"/>
      <text:p text:style-name="P2">The code above creates an object called zeus that is an instance of SpaceShuttle and has a property targetPlanet to which ‘Jupiter’ is assigned. The same can be accomplished in ES6 by making use of the class syntax. </text:p>
      <text:p text:style-name="P2"/>
      <text:p text:style-name="P2">class SpaceShuttle {</text:p>
      <text:p text:style-name="P2"><text:tab/>constructor(targetPlanet){</text:p>
      <text:p text:style-name="P2"><text:tab/><text:tab/>this.targetPlanet = targetPlanet;<text:tab/></text:p>
      <text:p text:style-name="P2"><text:tab/>}</text:p>
      <text:p text:style-name="P2">}</text:p>
      <text:p text:style-name="P1"/>
      <text:p text:style-name="P2">const zeus = new SpaceShuttle(‘Jupiter’);</text:p>
      <text:p text:style-name="P2"/>
      <text:p text:style-name="P3">Here we are saying that instances of SpaceShuttle have a constructor method that give them a property called targetPlanet and assign something to it. <text:span text:style-name="T37">A constructor function can be called without parenthesis. </text:span></text:p>
      <text:p text:style-name="P2"/>
      <text:p text:style-name="P12">Get and Set:<text:span text:style-name="T2"> <text:s/></text:span><text:span text:style-name="T4">Get and Set methods are used to get and set private values of an instance of a class. Private values are by convention declared with an underscore as first character. Example:</text:span></text:p>
      <text:p text:style-name="P12"><text:span text:style-name="T4"/></text:p>
      <text:p text:style-name="P12"><text:span text:style-name="T4">class Book {</text:span></text:p>
      <text:p text:style-name="P12"><text:span text:style-name="T4"><text:s text:c="2"/>constructor(author) {</text:span></text:p>
      <text:p text:style-name="P12"><text:span text:style-name="T4"><text:s text:c="4"/>this._author = author;</text:span></text:p>
      <text:p text:style-name="P12"><text:span text:style-name="T4"><text:s text:c="2"/>}</text:span></text:p>
      <text:p text:style-name="P12"><text:span text:style-name="T4"><text:s text:c="2"/>// getter</text:span></text:p>
      <text:p text:style-name="P12"><text:span text:style-name="T4"><text:s text:c="2"/>get writer() {</text:span></text:p>
      <text:p text:style-name="P12"><text:span text:style-name="T4"><text:s text:c="4"/>return this._author;</text:span></text:p>
      <text:p text:style-name="P12"><text:span text:style-name="T4"><text:s text:c="2"/>}</text:span></text:p>
      <text:p text:style-name="P12"><text:span text:style-name="T4"><text:s text:c="2"/>// setter</text:span></text:p>
      <text:p text:style-name="P12"><text:span text:style-name="T4"><text:s text:c="2"/>set writer(updatedAuthor) {</text:span></text:p>
      <text:p text:style-name="P12"><text:span text:style-name="T4"><text:s text:c="4"/>this._author = updatedAuthor;</text:span></text:p>
      <text:p text:style-name="P12"><text:span text:style-name="T4"><text:s text:c="2"/>}</text:span></text:p>
      <text:p text:style-name="P12"><text:span text:style-name="T4">}</text:span></text:p>
      <text:p text:style-name="P12"><text:span text:style-name="T4"/></text:p>
      <text:p text:style-name="P13"><text:span text:style-name="T2"/></text:p>
      <text:p text:style-name="P2">const novel = new Book('anonymous');</text:p>
      <text:p text:style-name="P2">console.log(novel.writer); <text:s/>// anonymous</text:p>
      <text:p text:style-name="P2">novel.writer = 'newAuthor';</text:p>
      <text:p text:style-name="P2">console.log(novel.writer); <text:s/>// newAuthor</text:p>
      <text:p text:style-name="P4"/>
      <text:p text:style-name="P14">Export and Import: <text:span text:style-name="T2">The keywords export and import allow for code to be shared between files. Example:</text:span></text:p>
      <text:p text:style-name="P14"><text:span text:style-name="T2"/></text:p>
      <text:p text:style-name="P14"><text:span text:style-name="T2">file: mymatha.js</text:span></text:p>
      <text:p text:style-name="P14"><text:span text:style-name="T2">export const add = (x, y) =&gt; {</text:span></text:p>
      <text:p text:style-name="P14"><text:span text:style-name="T2"><text:tab/>return a+b;</text:span></text:p>
      <text:p text:style-name="P14"><text:span text:style-name="T2">}</text:span></text:p>
      <text:p text:style-name="P14"><text:span text:style-name="T2"/></text:p>
      <text:p text:style-name="P14"><text:span text:style-name="T2">export const subtract = (x, y) =&gt; {</text:span></text:p>
      <text:p text:style-name="P14"><text:span text:style-name="T2"><text:tab/>return a-b;</text:span></text:p>
      <text:p text:style-name="P14"><text:span text:style-name="T2">}</text:span></text:p>
      <text:p text:style-name="P14"><text:span text:style-name="T2"/></text:p>
      <text:p text:style-name="P14"><text:span text:style-name="T2">file: mymathb.js</text:span></text:p>
      <text:p text:style-name="P14"><text:span text:style-name="T2">const add = (x, y) =&gt; {</text:span></text:p>
      <text:p text:style-name="P14"><text:span text:style-name="T2"><text:tab/>return a+b;</text:span></text:p>
      <text:p text:style-name="P14"><text:span text:style-name="T2">}</text:span></text:p>
      <text:p text:style-name="P14"><text:span text:style-name="T2"/></text:p>
      <text:p text:style-name="P14"><text:span text:style-name="T2">const subtract = (x, y) =&gt; {</text:span></text:p>
      <text:p text:style-name="P14"><text:span text:style-name="T2"><text:tab/>return a-b;</text:span></text:p>
      <text:p text:style-name="P14"><text:span text:style-name="T2">}</text:span></text:p>
      <text:p text:style-name="P14"><text:span text:style-name="T2"/></text:p>
      <text:p text:style-name="P14"><text:span text:style-name="T2">export {add, subtract};</text:span></text:p>
      <text:p text:style-name="P14"><text:span text:style-name="T2"/></text:p>
      <text:p text:style-name="P5">files mymatha and mymathb are equivalent.</text:p>
      <text:p text:style-name="P14"/>
      <text:p text:style-name="P6">You can also use export default to set one value as a fallback. Example:</text:p>
      <text:p text:style-name="P6"/>
      <text:p text:style-name="P15"><text:span text:style-name="T2">file: mymath</text:span><text:span text:style-name="T5">c</text:span><text:span text:style-name="T2">.js</text:span></text:p>
      <text:p text:style-name="P15"><text:span text:style-name="T2">export const add = (x, y) =&gt; {</text:span></text:p>
      <text:p text:style-name="P15"><text:span text:style-name="T2"><text:tab/>return a+b;</text:span></text:p>
      <text:p text:style-name="P15"><text:span text:style-name="T2">}</text:span></text:p>
      <text:p text:style-name="P15"><text:span text:style-name="T2"/></text:p>
      <text:p text:style-name="P15"><text:span text:style-name="T2">export </text:span><text:span text:style-name="T38">default</text:span><text:span text:style-name="T5"> </text:span><text:span text:style-name="T2">const subtract = (x, y) =&gt; {</text:span></text:p>
      <text:p text:style-name="P15"><text:span text:style-name="T2"><text:tab/>return a-b;</text:span></text:p>
      <text:p text:style-name="P15"><text:span text:style-name="T2">}</text:span></text:p>
      <text:p text:style-name="P6"/>
      <text:p text:style-name="P6">Now onto importin. Here’s an example:</text:p>
      <text:p text:style-name="P14"/>
      <text:p text:style-name="P5">file: myadder.js</text:p>
      <text:p text:style-name="P5">import {add} from ‘./mymatha.js’;</text:p>
      <text:p text:style-name="P5"/>
      <text:p text:style-name="P6">Now myadder can use the function add contained in the mymatha file. You can also add all exports by using * instead of specifying what you want added. Example:</text:p>
      <text:p text:style-name="P6"/>
      <text:p text:style-name="P6">file: myadder.js</text:p>
      <text:p text:style-name="P6">import * from ‘./mymatha.js’;</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2"/>
      <text:p text:style-name="P40"><text:s/></text:p>
      <text:p text:style-name="P22"/>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Ubuntu Mono', monospace"/>
    <style:font-face style:name="Mangal1" svg:font-family="Manga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1-31T17:22:19.994000000</dc:date>
    <meta:editing-duration>PT18H15M42S</meta:editing-duration>
    <meta:editing-cycles>30</meta:editing-cycles>
    <meta:document-statistic meta:table-count="5" meta:image-count="0" meta:object-count="0" meta:page-count="1" meta:paragraph-count="342" meta:word-count="2463" meta:character-count="14416" meta:non-whitespace-character-count="12163"/>
  </office:meta>
</office:document-meta>
</file>